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4173in" svg:height="7.6547in" svg:x="16.9106in" svg:y="5.8665in">
            <draw:object draw:notify-on-update-of-ranges="Sheet1.B2:Sheet1.B32 Sheet1.B70:Sheet1.B100 Sheet1.D2:Sheet1.D32 Sheet1.D70:Sheet1.D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10.1354in" svg:y="5.7209in">
            <draw:object draw:notify-on-update-of-ranges="Sheet1.M1:Sheet1.M31 Sheet1.N1:Sheet1.N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10.3736in" svg:y="9.7571in">
            <draw:object draw:notify-on-update-of-ranges="Sheet1.M1:Sheet1.M31 Sheet1.P1:Sheet1.P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49in" svg:x="10.4063in" svg:y="13.9819in">
            <draw:object draw:notify-on-update-of-ranges="Sheet1.B70:Sheet1.B100 Sheet1.K70:Sheet1.K100 Sheet1.E70:Sheet1.E100 Sheet1.E70:Sheet1.E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53in" svg:x="17.3768in" svg:y="14.1177in">
            <draw:object draw:notify-on-update-of-ranges="Sheet1.Q2:Sheet1.Q20 Sheet1.AA2:Sheet1.AA19 Sheet1.T2:Sheet1.T19 Sheet1.T2:Sheet1.T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00662303327200382" calcext:value-type="float">
            <text:p>6.62303327200382E-05</text:p>
          </table:table-cell>
          <table:table-cell/>
          <table:table-cell office:value-type="float" office:value="0.00257170424125899" calcext:value-type="float">
            <text:p>0.0025717042412589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.102989833384615" calcext:value-type="float">
            <text:p>0.102989833384615</text:p>
          </table:table-cell>
          <table:table-cell office:value-type="float" office:value="0.0000662303327200382" calcext:value-type="float">
            <text:p>6.62303327200382E-05</text:p>
          </table:table-cell>
          <table:table-cell office:value-type="float" office:value="0.102760847" calcext:value-type="float">
            <text:p>0.102760847</text:p>
          </table:table-cell>
          <table:table-cell office:value-type="float" office:value="0.1029467565" calcext:value-type="float">
            <text:p>0.1029467565</text:p>
          </table:table-cell>
          <table:table-cell office:value-type="float" office:value="0.102991026" calcext:value-type="float">
            <text:p>0.102991026</text:p>
          </table:table-cell>
          <table:table-cell office:value-type="float" office:value="0.1030336575" calcext:value-type="float">
            <text:p>0.1030336575</text:p>
          </table:table-cell>
          <table:table-cell office:value-type="float" office:value="0.103150334" calcext:value-type="float">
            <text:p>0.103150334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105075651068717" calcext:value-type="float">
            <text:p>0.105075651068717</text:p>
          </table:table-cell>
          <table:table-cell/>
          <table:table-cell office:value-type="float" office:value="0.793983145279535" calcext:value-type="float">
            <text:p>0.7939831452795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113782343995074" calcext:value-type="float">
            <text:p>0.113782343995074</text:p>
          </table:table-cell>
          <table:table-cell office:value-type="float" office:value="0.000286651491436997" calcext:value-type="float">
            <text:p>0.000286651491436997</text:p>
          </table:table-cell>
          <table:table-cell office:value-type="float" office:value="0.112870339" calcext:value-type="float">
            <text:p>0.112870339</text:p>
          </table:table-cell>
          <table:table-cell office:value-type="float" office:value="0.113599979" calcext:value-type="float">
            <text:p>0.113599979</text:p>
          </table:table-cell>
          <table:table-cell office:value-type="float" office:value="0.113784215" calcext:value-type="float">
            <text:p>0.113784215</text:p>
          </table:table-cell>
          <table:table-cell office:value-type="float" office:value="0.1140000445" calcext:value-type="float">
            <text:p>0.1140000445</text:p>
          </table:table-cell>
          <table:table-cell office:value-type="float" office:value="0.11435736" calcext:value-type="float">
            <text:p>0.11435736</text:p>
          </table:table-cell>
          <table:table-cell office:value-type="float" office:value="88.6217656004926" calcext:value-type="float">
            <text:p>88.62176560049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467476596" calcext:value-type="float">
            <text:p>0.5467476596</text:p>
          </table:table-cell>
          <table:table-cell office:value-type="float" office:value="0.105075651068717" calcext:value-type="float">
            <text:p>0.105075651068717</text:p>
          </table:table-cell>
          <table:table-cell office:value-type="float" office:value="0.412785051" calcext:value-type="float">
            <text:p>0.412785051</text:p>
          </table:table-cell>
          <table:table-cell office:value-type="float" office:value="0.505342178" calcext:value-type="float">
            <text:p>0.505342178</text:p>
          </table:table-cell>
          <table:table-cell office:value-type="float" office:value="0.508777661" calcext:value-type="float">
            <text:p>0.508777661</text:p>
          </table:table-cell>
          <table:table-cell office:value-type="float" office:value="0.641069953" calcext:value-type="float">
            <text:p>0.641069953</text:p>
          </table:table-cell>
          <table:table-cell office:value-type="float" office:value="0.665763455" calcext:value-type="float">
            <text:p>0.665763455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236078980696389" calcext:value-type="float">
            <text:p>0.0236078980696389</text:p>
          </table:table-cell>
          <table:table-cell/>
          <table:table-cell office:value-type="float" office:value="1.04096474679332" calcext:value-type="float">
            <text:p>1.0409647467933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86" calcext:value-type="float">
            <text:p>186</text:p>
          </table:table-cell>
          <table:table-cell office:value-type="float" office:value="-0.93377980061828" calcext:value-type="float">
            <text:p>-0.93377980061828</text:p>
          </table:table-cell>
          <table:table-cell office:value-type="float" office:value="0.00811613559437742" calcext:value-type="float">
            <text:p>0.00811613559437742</text:p>
          </table:table-cell>
          <table:table-cell office:value-type="float" office:value="-0.949027283" calcext:value-type="float">
            <text:p>-0.949027283</text:p>
          </table:table-cell>
          <table:table-cell office:value-type="float" office:value="-0.9392028515" calcext:value-type="float">
            <text:p>-0.9392028515</text:p>
          </table:table-cell>
          <table:table-cell office:value-type="float" office:value="-0.9346718855" calcext:value-type="float">
            <text:p>-0.9346718855</text:p>
          </table:table-cell>
          <table:table-cell office:value-type="float" office:value="-0.92923646775" calcext:value-type="float">
            <text:p>-0.92923646775</text:p>
          </table:table-cell>
          <table:table-cell office:value-type="float" office:value="-0.906340994" calcext:value-type="float">
            <text:p>-0.906340994</text:p>
          </table:table-cell>
          <table:table-cell office:value-type="float" office:value="6.62201993817203" calcext:value-type="float">
            <text:p>6.622019938172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.145959234019417" calcext:value-type="float">
            <text:p>0.145959234019417</text:p>
          </table:table-cell>
          <table:table-cell office:value-type="float" office:value="0.0236078980696389" calcext:value-type="float">
            <text:p>0.0236078980696389</text:p>
          </table:table-cell>
          <table:table-cell office:value-type="float" office:value="0.069052876" calcext:value-type="float">
            <text:p>0.069052876</text:p>
          </table:table-cell>
          <table:table-cell office:value-type="float" office:value="0.13748351375" calcext:value-type="float">
            <text:p>0.13748351375</text:p>
          </table:table-cell>
          <table:table-cell office:value-type="float" office:value="0.156276716" calcext:value-type="float">
            <text:p>0.156276716</text:p>
          </table:table-cell>
          <table:table-cell office:value-type="float" office:value="0.1619301295" calcext:value-type="float">
            <text:p>0.1619301295</text:p>
          </table:table-cell>
          <table:table-cell office:value-type="float" office:value="0.16364012" calcext:value-type="float">
            <text:p>0.16364012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0286651491436997" calcext:value-type="float">
            <text:p>0.000286651491436997</text:p>
          </table:table-cell>
          <table:table-cell/>
          <table:table-cell office:value-type="float" office:value="0.0104090445826126" calcext:value-type="float">
            <text:p>0.01040904458261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0.128244107666667" calcext:value-type="float">
            <text:p>0.128244107666667</text:p>
          </table:table-cell>
          <table:table-cell office:value-type="float" office:value="0.000442645706496401" calcext:value-type="float">
            <text:p>0.000442645706496401</text:p>
          </table:table-cell>
          <table:table-cell office:value-type="float" office:value="0.127120213" calcext:value-type="float">
            <text:p>0.127120213</text:p>
          </table:table-cell>
          <table:table-cell office:value-type="float" office:value="0.127931569" calcext:value-type="float">
            <text:p>0.127931569</text:p>
          </table:table-cell>
          <table:table-cell office:value-type="float" office:value="0.128295297" calcext:value-type="float">
            <text:p>0.128295297</text:p>
          </table:table-cell>
          <table:table-cell office:value-type="float" office:value="0.1285691025" calcext:value-type="float">
            <text:p>0.1285691025</text:p>
          </table:table-cell>
          <table:table-cell office:value-type="float" office:value="0.129130731" calcext:value-type="float">
            <text:p>0.129130731</text:p>
          </table:table-cell>
          <table:table-cell office:value-type="float" office:value="87.1755892333333" calcext:value-type="float">
            <text:p>87.1755892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113782343995074" calcext:value-type="float">
            <text:p>0.113782343995074</text:p>
          </table:table-cell>
          <table:table-cell office:value-type="float" office:value="0.000286651491436997" calcext:value-type="float">
            <text:p>0.000286651491436997</text:p>
          </table:table-cell>
          <table:table-cell office:value-type="float" office:value="0.112870339" calcext:value-type="float">
            <text:p>0.112870339</text:p>
          </table:table-cell>
          <table:table-cell office:value-type="float" office:value="0.113599979" calcext:value-type="float">
            <text:p>0.113599979</text:p>
          </table:table-cell>
          <table:table-cell office:value-type="float" office:value="0.113784215" calcext:value-type="float">
            <text:p>0.113784215</text:p>
          </table:table-cell>
          <table:table-cell office:value-type="float" office:value="0.1140000445" calcext:value-type="float">
            <text:p>0.1140000445</text:p>
          </table:table-cell>
          <table:table-cell office:value-type="float" office:value="0.11435736" calcext:value-type="float">
            <text:p>0.11435736</text:p>
          </table:table-cell>
          <table:table-cell office:value-type="float" office:value="88.6217656004926" calcext:value-type="float">
            <text:p>88.62176560049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811613559437742" calcext:value-type="float">
            <text:p>0.00811613559437742</text:p>
          </table:table-cell>
          <table:table-cell/>
          <table:table-cell office:value-type="float" office:value="0.0362385486905363" calcext:value-type="float">
            <text:p>0.0362385486905363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16" calcext:value-type="float">
            <text:p>216</text:p>
          </table:table-cell>
          <table:table-cell office:value-type="float" office:value="-1.31982912300926" calcext:value-type="float">
            <text:p>-1.31982912300926</text:p>
          </table:table-cell>
          <table:table-cell office:value-type="float" office:value="0.0682868762747602" calcext:value-type="float">
            <text:p>0.0682868762747602</text:p>
          </table:table-cell>
          <table:table-cell office:value-type="float" office:value="-1.516952689" calcext:value-type="float">
            <text:p>-1.516952689</text:p>
          </table:table-cell>
          <table:table-cell office:value-type="float" office:value="-1.36517293225" calcext:value-type="float">
            <text:p>-1.36517293225</text:p>
          </table:table-cell>
          <table:table-cell office:value-type="float" office:value="-1.313917614" calcext:value-type="float">
            <text:p>-1.313917614</text:p>
          </table:table-cell>
          <table:table-cell office:value-type="float" office:value="-1.27438036125" calcext:value-type="float">
            <text:p>-1.27438036125</text:p>
          </table:table-cell>
          <table:table-cell office:value-type="float" office:value="-1.169464303" calcext:value-type="float">
            <text:p>-1.169464303</text:p>
          </table:table-cell>
          <table:table-cell office:value-type="float" office:value="31.9829123009259" calcext:value-type="float">
            <text:p>31.98291230092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86" calcext:value-type="float">
            <text:p>186</text:p>
          </table:table-cell>
          <table:table-cell office:value-type="float" office:value="-0.93377980061828" calcext:value-type="float">
            <text:p>-0.93377980061828</text:p>
          </table:table-cell>
          <table:table-cell office:value-type="float" office:value="0.00811613559437742" calcext:value-type="float">
            <text:p>0.00811613559437742</text:p>
          </table:table-cell>
          <table:table-cell office:value-type="float" office:value="-0.949027283" calcext:value-type="float">
            <text:p>-0.949027283</text:p>
          </table:table-cell>
          <table:table-cell office:value-type="float" office:value="-0.9392028515" calcext:value-type="float">
            <text:p>-0.9392028515</text:p>
          </table:table-cell>
          <table:table-cell office:value-type="float" office:value="-0.9346718855" calcext:value-type="float">
            <text:p>-0.9346718855</text:p>
          </table:table-cell>
          <table:table-cell office:value-type="float" office:value="-0.92923646775" calcext:value-type="float">
            <text:p>-0.92923646775</text:p>
          </table:table-cell>
          <table:table-cell office:value-type="float" office:value="-0.906340994" calcext:value-type="float">
            <text:p>-0.906340994</text:p>
          </table:table-cell>
          <table:table-cell office:value-type="float" office:value="6.62201993817203" calcext:value-type="float">
            <text:p>6.6220199381720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00146812499962865" calcext:value-type="float">
            <text:p>0.00146812499962865</text:p>
          </table:table-cell>
          <table:table-cell/>
          <table:table-cell office:value-type="float" office:value="0.00510984590169294" calcext:value-type="float">
            <text:p>0.0051098459016929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133304592784211" calcext:value-type="float">
            <text:p>0.133304592784211</text:p>
          </table:table-cell>
          <table:table-cell office:value-type="float" office:value="0.000849766412717079" calcext:value-type="float">
            <text:p>0.000849766412717079</text:p>
          </table:table-cell>
          <table:table-cell office:value-type="float" office:value="0.130907724" calcext:value-type="float">
            <text:p>0.130907724</text:p>
          </table:table-cell>
          <table:table-cell office:value-type="float" office:value="0.132752453" calcext:value-type="float">
            <text:p>0.132752453</text:p>
          </table:table-cell>
          <table:table-cell office:value-type="float" office:value="0.133233975" calcext:value-type="float">
            <text:p>0.133233975</text:p>
          </table:table-cell>
          <table:table-cell office:value-type="float" office:value="0.133696363" calcext:value-type="float">
            <text:p>0.133696363</text:p>
          </table:table-cell>
          <table:table-cell office:value-type="float" office:value="0.135331812" calcext:value-type="float">
            <text:p>0.135331812</text:p>
          </table:table-cell>
          <table:table-cell office:value-type="float" office:value="86.669540721579" calcext:value-type="float">
            <text:p>86.6695407215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.14154776952525" calcext:value-type="float">
            <text:p>1.14154776952525</text:p>
          </table:table-cell>
          <table:table-cell office:value-type="float" office:value="0.00146812499962865" calcext:value-type="float">
            <text:p>0.00146812499962865</text:p>
          </table:table-cell>
          <table:table-cell office:value-type="float" office:value="1.137332855" calcext:value-type="float">
            <text:p>1.137332855</text:p>
          </table:table-cell>
          <table:table-cell office:value-type="float" office:value="1.140537961" calcext:value-type="float">
            <text:p>1.140537961</text:p>
          </table:table-cell>
          <table:table-cell office:value-type="float" office:value="1.141405195" calcext:value-type="float">
            <text:p>1.141405195</text:p>
          </table:table-cell>
          <table:table-cell office:value-type="float" office:value="1.142765465" calcext:value-type="float">
            <text:p>1.142765465</text:p>
          </table:table-cell>
          <table:table-cell office:value-type="float" office:value="1.144442653" calcext:value-type="float">
            <text:p>1.144442653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0852974252678464" calcext:value-type="float">
            <text:p>0.000852974252678464</text:p>
          </table:table-cell>
          <table:table-cell/>
          <table:table-cell office:value-type="float" office:value="0.0326236447691974" calcext:value-type="float">
            <text:p>0.032623644769197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86" calcext:value-type="float">
            <text:p>186</text:p>
          </table:table-cell>
          <table:table-cell office:value-type="float" office:value="-0.931774997672043" calcext:value-type="float">
            <text:p>-0.931774997672043</text:p>
          </table:table-cell>
          <table:table-cell office:value-type="float" office:value="0.00316779709781243" calcext:value-type="float">
            <text:p>0.00316779709781243</text:p>
          </table:table-cell>
          <table:table-cell office:value-type="float" office:value="-0.935849466" calcext:value-type="float">
            <text:p>-0.935849466</text:p>
          </table:table-cell>
          <table:table-cell office:value-type="float" office:value="-0.9342148285" calcext:value-type="float">
            <text:p>-0.9342148285</text:p>
          </table:table-cell>
          <table:table-cell office:value-type="float" office:value="-0.9323544545" calcext:value-type="float">
            <text:p>-0.9323544545</text:p>
          </table:table-cell>
          <table:table-cell office:value-type="float" office:value="-0.93029949575" calcext:value-type="float">
            <text:p>-0.93029949575</text:p>
          </table:table-cell>
          <table:table-cell office:value-type="float" office:value="-0.918318945" calcext:value-type="float">
            <text:p>-0.918318945</text:p>
          </table:table-cell>
          <table:table-cell office:value-type="float" office:value="6.8225002327957" calcext:value-type="float">
            <text:p>6.82250023279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.120964649613402" calcext:value-type="float">
            <text:p>0.120964649613402</text:p>
          </table:table-cell>
          <table:table-cell office:value-type="float" office:value="0.000852974252678464" calcext:value-type="float">
            <text:p>0.000852974252678464</text:p>
          </table:table-cell>
          <table:table-cell office:value-type="float" office:value="0.119234516" calcext:value-type="float">
            <text:p>0.119234516</text:p>
          </table:table-cell>
          <table:table-cell office:value-type="float" office:value="0.1200300745" calcext:value-type="float">
            <text:p>0.1200300745</text:p>
          </table:table-cell>
          <table:table-cell office:value-type="float" office:value="0.1214494115" calcext:value-type="float">
            <text:p>0.1214494115</text:p>
          </table:table-cell>
          <table:table-cell office:value-type="float" office:value="0.1216128745" calcext:value-type="float">
            <text:p>0.1216128745</text:p>
          </table:table-cell>
          <table:table-cell office:value-type="float" office:value="0.12187341" calcext:value-type="float">
            <text:p>0.12187341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0442645706496401" calcext:value-type="float">
            <text:p>0.000442645706496401</text:p>
          </table:table-cell>
          <table:table-cell/>
          <table:table-cell office:value-type="float" office:value="0.0175672569457651" calcext:value-type="float">
            <text:p>0.017567256945765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-0.996432213455" calcext:value-type="float">
            <text:p>-0.996432213455</text:p>
          </table:table-cell>
          <table:table-cell office:value-type="float" office:value="0.10454193297577" calcext:value-type="float">
            <text:p>0.10454193297577</text:p>
          </table:table-cell>
          <table:table-cell office:value-type="float" office:value="-1.169237957" calcext:value-type="float">
            <text:p>-1.169237957</text:p>
          </table:table-cell>
          <table:table-cell office:value-type="float" office:value="-1.0885038065" calcext:value-type="float">
            <text:p>-1.0885038065</text:p>
          </table:table-cell>
          <table:table-cell office:value-type="float" office:value="-1.0070749855" calcext:value-type="float">
            <text:p>-1.0070749855</text:p>
          </table:table-cell>
          <table:table-cell office:value-type="float" office:value="-0.915192951" calcext:value-type="float">
            <text:p>-0.915192951</text:p>
          </table:table-cell>
          <table:table-cell office:value-type="float" office:value="-0.757394982" calcext:value-type="float">
            <text:p>-0.757394982</text:p>
          </table:table-cell>
          <table:table-cell office:value-type="float" office:value="199.6432213455" calcext:value-type="float">
            <text:p>199.64322134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0.128244107666667" calcext:value-type="float">
            <text:p>0.128244107666667</text:p>
          </table:table-cell>
          <table:table-cell office:value-type="float" office:value="0.000442645706496401" calcext:value-type="float">
            <text:p>0.000442645706496401</text:p>
          </table:table-cell>
          <table:table-cell office:value-type="float" office:value="0.127120213" calcext:value-type="float">
            <text:p>0.127120213</text:p>
          </table:table-cell>
          <table:table-cell office:value-type="float" office:value="0.127931569" calcext:value-type="float">
            <text:p>0.127931569</text:p>
          </table:table-cell>
          <table:table-cell office:value-type="float" office:value="0.128295297" calcext:value-type="float">
            <text:p>0.128295297</text:p>
          </table:table-cell>
          <table:table-cell office:value-type="float" office:value="0.1285691025" calcext:value-type="float">
            <text:p>0.1285691025</text:p>
          </table:table-cell>
          <table:table-cell office:value-type="float" office:value="0.129130731" calcext:value-type="float">
            <text:p>0.129130731</text:p>
          </table:table-cell>
          <table:table-cell office:value-type="float" office:value="87.1755892333333" calcext:value-type="float">
            <text:p>87.1755892333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682868762747602" calcext:value-type="float">
            <text:p>0.0682868762747602</text:p>
          </table:table-cell>
          <table:table-cell/>
          <table:table-cell office:value-type="float" office:value="0.288920265594473" calcext:value-type="float">
            <text:p>0.28892026559447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0.142524092847926" calcext:value-type="float">
            <text:p>0.142524092847926</text:p>
          </table:table-cell>
          <table:table-cell office:value-type="float" office:value="0.00645163168558534" calcext:value-type="float">
            <text:p>0.00645163168558534</text:p>
          </table:table-cell>
          <table:table-cell office:value-type="float" office:value="0.122803719" calcext:value-type="float">
            <text:p>0.122803719</text:p>
          </table:table-cell>
          <table:table-cell office:value-type="float" office:value="0.137826688" calcext:value-type="float">
            <text:p>0.137826688</text:p>
          </table:table-cell>
          <table:table-cell office:value-type="float" office:value="0.141698642" calcext:value-type="float">
            <text:p>0.141698642</text:p>
          </table:table-cell>
          <table:table-cell office:value-type="float" office:value="0.146708107" calcext:value-type="float">
            <text:p>0.146708107</text:p>
          </table:table-cell>
          <table:table-cell office:value-type="float" office:value="0.161607463" calcext:value-type="float">
            <text:p>0.161607463</text:p>
          </table:table-cell>
          <table:table-cell office:value-type="float" office:value="92.8737953576037" calcext:value-type="float">
            <text:p>92.87379535760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16" calcext:value-type="float">
            <text:p>216</text:p>
          </table:table-cell>
          <table:table-cell office:value-type="float" office:value="-1.31982912300926" calcext:value-type="float">
            <text:p>-1.31982912300926</text:p>
          </table:table-cell>
          <table:table-cell office:value-type="float" office:value="0.0682868762747602" calcext:value-type="float">
            <text:p>0.0682868762747602</text:p>
          </table:table-cell>
          <table:table-cell office:value-type="float" office:value="-1.516952689" calcext:value-type="float">
            <text:p>-1.516952689</text:p>
          </table:table-cell>
          <table:table-cell office:value-type="float" office:value="-1.36517293225" calcext:value-type="float">
            <text:p>-1.36517293225</text:p>
          </table:table-cell>
          <table:table-cell office:value-type="float" office:value="-1.313917614" calcext:value-type="float">
            <text:p>-1.313917614</text:p>
          </table:table-cell>
          <table:table-cell office:value-type="float" office:value="-1.27438036125" calcext:value-type="float">
            <text:p>-1.27438036125</text:p>
          </table:table-cell>
          <table:table-cell office:value-type="float" office:value="-1.169464303" calcext:value-type="float">
            <text:p>-1.169464303</text:p>
          </table:table-cell>
          <table:table-cell office:value-type="float" office:value="31.9829123009259" calcext:value-type="float">
            <text:p>31.982912300925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00333146868907357" calcext:value-type="float">
            <text:p>0.00333146868907357</text:p>
          </table:table-cell>
          <table:table-cell/>
          <table:table-cell office:value-type="float" office:value="0.12233595911734" calcext:value-type="float">
            <text:p>0.1223359591173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14" calcext:value-type="float">
            <text:p>214</text:p>
          </table:table-cell>
          <table:table-cell office:value-type="float" office:value="0.149039531878505" calcext:value-type="float">
            <text:p>0.149039531878505</text:p>
          </table:table-cell>
          <table:table-cell office:value-type="float" office:value="0.00136100617039038" calcext:value-type="float">
            <text:p>0.00136100617039038</text:p>
          </table:table-cell>
          <table:table-cell office:value-type="float" office:value="0.144539478" calcext:value-type="float">
            <text:p>0.144539478</text:p>
          </table:table-cell>
          <table:table-cell office:value-type="float" office:value="0.14826529425" calcext:value-type="float">
            <text:p>0.14826529425</text:p>
          </table:table-cell>
          <table:table-cell office:value-type="float" office:value="0.149050073" calcext:value-type="float">
            <text:p>0.149050073</text:p>
          </table:table-cell>
          <table:table-cell office:value-type="float" office:value="0.14997881425" calcext:value-type="float">
            <text:p>0.14997881425</text:p>
          </table:table-cell>
          <table:table-cell office:value-type="float" office:value="0.151995307" calcext:value-type="float">
            <text:p>0.151995307</text:p>
          </table:table-cell>
          <table:table-cell office:value-type="float" office:value="114.90395318785" calcext:value-type="float">
            <text:p>114.903953187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146773475892019" calcext:value-type="float">
            <text:p>0.146773475892019</text:p>
          </table:table-cell>
          <table:table-cell office:value-type="float" office:value="0.00333146868907357" calcext:value-type="float">
            <text:p>0.00333146868907357</text:p>
          </table:table-cell>
          <table:table-cell office:value-type="float" office:value="0.128699314" calcext:value-type="float">
            <text:p>0.128699314</text:p>
          </table:table-cell>
          <table:table-cell office:value-type="float" office:value="0.147054017" calcext:value-type="float">
            <text:p>0.147054017</text:p>
          </table:table-cell>
          <table:table-cell office:value-type="float" office:value="0.148013103" calcext:value-type="float">
            <text:p>0.148013103</text:p>
          </table:table-cell>
          <table:table-cell office:value-type="float" office:value="0.148513912" calcext:value-type="float">
            <text:p>0.148513912</text:p>
          </table:table-cell>
          <table:table-cell office:value-type="float" office:value="0.148861505" calcext:value-type="float">
            <text:p>0.148861505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630676454410649" calcext:value-type="float">
            <text:p>0.00630676454410649</text:p>
          </table:table-cell>
          <table:table-cell/>
          <table:table-cell office:value-type="float" office:value="0.0276700002528038" calcext:value-type="float">
            <text:p>0.0276700002528038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186" calcext:value-type="float">
            <text:p>186</text:p>
          </table:table-cell>
          <table:table-cell office:value-type="float" office:value="1.18872054087097" calcext:value-type="float">
            <text:p>1.18872054087097</text:p>
          </table:table-cell>
          <table:table-cell office:value-type="float" office:value="0.00639295044873159" calcext:value-type="float">
            <text:p>0.00639295044873159</text:p>
          </table:table-cell>
          <table:table-cell office:value-type="float" office:value="1.154239574" calcext:value-type="float">
            <text:p>1.154239574</text:p>
          </table:table-cell>
          <table:table-cell office:value-type="float" office:value="1.186246669" calcext:value-type="float">
            <text:p>1.186246669</text:p>
          </table:table-cell>
          <table:table-cell office:value-type="float" office:value="1.189840293" calcext:value-type="float">
            <text:p>1.189840293</text:p>
          </table:table-cell>
          <table:table-cell office:value-type="float" office:value="1.1933368595" calcext:value-type="float">
            <text:p>1.1933368595</text:p>
          </table:table-cell>
          <table:table-cell office:value-type="float" office:value="1.196816659" calcext:value-type="float">
            <text:p>1.196816659</text:p>
          </table:table-cell>
          <table:table-cell office:value-type="float" office:value="159.436027043548" calcext:value-type="float">
            <text:p>159.4360270435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.17619252404145" calcext:value-type="float">
            <text:p>1.17619252404145</text:p>
          </table:table-cell>
          <table:table-cell office:value-type="float" office:value="0.00630676454410649" calcext:value-type="float">
            <text:p>0.00630676454410649</text:p>
          </table:table-cell>
          <table:table-cell office:value-type="float" office:value="1.151628578" calcext:value-type="float">
            <text:p>1.151628578</text:p>
          </table:table-cell>
          <table:table-cell office:value-type="float" office:value="1.172762348" calcext:value-type="float">
            <text:p>1.172762348</text:p>
          </table:table-cell>
          <table:table-cell office:value-type="float" office:value="1.177389005" calcext:value-type="float">
            <text:p>1.177389005</text:p>
          </table:table-cell>
          <table:table-cell office:value-type="float" office:value="1.180517389" calcext:value-type="float">
            <text:p>1.180517389</text:p>
          </table:table-cell>
          <table:table-cell office:value-type="float" office:value="1.186768395" calcext:value-type="float">
            <text:p>1.186768395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0849766412717079" calcext:value-type="float">
            <text:p>0.000849766412717079</text:p>
          </table:table-cell>
          <table:table-cell/>
          <table:table-cell office:value-type="float" office:value="0.0288543341192804" calcext:value-type="float">
            <text:p>0.02885433411928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0.156523388759162" calcext:value-type="float">
            <text:p>0.156523388759162</text:p>
          </table:table-cell>
          <table:table-cell office:value-type="float" office:value="0.00329048576154788" calcext:value-type="float">
            <text:p>0.00329048576154788</text:p>
          </table:table-cell>
          <table:table-cell office:value-type="float" office:value="0.142945084" calcext:value-type="float">
            <text:p>0.142945084</text:p>
          </table:table-cell>
          <table:table-cell office:value-type="float" office:value="0.1554193065" calcext:value-type="float">
            <text:p>0.1554193065</text:p>
          </table:table-cell>
          <table:table-cell office:value-type="float" office:value="0.157799134" calcext:value-type="float">
            <text:p>0.157799134</text:p>
          </table:table-cell>
          <table:table-cell office:value-type="float" office:value="0.158879188" calcext:value-type="float">
            <text:p>0.158879188</text:p>
          </table:table-cell>
          <table:table-cell office:value-type="float" office:value="0.159484436" calcext:value-type="float">
            <text:p>0.159484436</text:p>
          </table:table-cell>
          <table:table-cell office:value-type="float" office:value="84.3476611240838" calcext:value-type="float">
            <text:p>84.34766112408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133304592784211" calcext:value-type="float">
            <text:p>0.133304592784211</text:p>
          </table:table-cell>
          <table:table-cell office:value-type="float" office:value="0.000849766412717079" calcext:value-type="float">
            <text:p>0.000849766412717079</text:p>
          </table:table-cell>
          <table:table-cell office:value-type="float" office:value="0.130907724" calcext:value-type="float">
            <text:p>0.130907724</text:p>
          </table:table-cell>
          <table:table-cell office:value-type="float" office:value="0.132752453" calcext:value-type="float">
            <text:p>0.132752453</text:p>
          </table:table-cell>
          <table:table-cell office:value-type="float" office:value="0.133233975" calcext:value-type="float">
            <text:p>0.133233975</text:p>
          </table:table-cell>
          <table:table-cell office:value-type="float" office:value="0.133696363" calcext:value-type="float">
            <text:p>0.133696363</text:p>
          </table:table-cell>
          <table:table-cell office:value-type="float" office:value="0.135331812" calcext:value-type="float">
            <text:p>0.135331812</text:p>
          </table:table-cell>
          <table:table-cell office:value-type="float" office:value="86.669540721579" calcext:value-type="float">
            <text:p>86.66954072157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316779709781243" calcext:value-type="float">
            <text:p>0.00316779709781243</text:p>
          </table:table-cell>
          <table:table-cell/>
          <table:table-cell office:value-type="float" office:value="0.0179791521003908" calcext:value-type="float">
            <text:p>0.017979152100390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171725914502924" calcext:value-type="float">
            <text:p>0.171725914502924</text:p>
          </table:table-cell>
          <table:table-cell office:value-type="float" office:value="0.00958220558349402" calcext:value-type="float">
            <text:p>0.00958220558349402</text:p>
          </table:table-cell>
          <table:table-cell office:value-type="float" office:value="0.133417707" calcext:value-type="float">
            <text:p>0.133417707</text:p>
          </table:table-cell>
          <table:table-cell office:value-type="float" office:value="0.1683907625" calcext:value-type="float">
            <text:p>0.1683907625</text:p>
          </table:table-cell>
          <table:table-cell office:value-type="float" office:value="0.175816103" calcext:value-type="float">
            <text:p>0.175816103</text:p>
          </table:table-cell>
          <table:table-cell office:value-type="float" office:value="0.177829543" calcext:value-type="float">
            <text:p>0.177829543</text:p>
          </table:table-cell>
          <table:table-cell office:value-type="float" office:value="0.179885613" calcext:value-type="float">
            <text:p>0.179885613</text:p>
          </table:table-cell>
          <table:table-cell office:value-type="float" office:value="91.4137042748538" calcext:value-type="float">
            <text:p>91.41370427485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86" calcext:value-type="float">
            <text:p>186</text:p>
          </table:table-cell>
          <table:table-cell office:value-type="float" office:value="-0.931774997672043" calcext:value-type="float">
            <text:p>-0.931774997672043</text:p>
          </table:table-cell>
          <table:table-cell office:value-type="float" office:value="0.00316779709781243" calcext:value-type="float">
            <text:p>0.00316779709781243</text:p>
          </table:table-cell>
          <table:table-cell office:value-type="float" office:value="-0.935849466" calcext:value-type="float">
            <text:p>-0.935849466</text:p>
          </table:table-cell>
          <table:table-cell office:value-type="float" office:value="-0.9342148285" calcext:value-type="float">
            <text:p>-0.9342148285</text:p>
          </table:table-cell>
          <table:table-cell office:value-type="float" office:value="-0.9323544545" calcext:value-type="float">
            <text:p>-0.9323544545</text:p>
          </table:table-cell>
          <table:table-cell office:value-type="float" office:value="-0.93029949575" calcext:value-type="float">
            <text:p>-0.93029949575</text:p>
          </table:table-cell>
          <table:table-cell office:value-type="float" office:value="-0.918318945" calcext:value-type="float">
            <text:p>-0.918318945</text:p>
          </table:table-cell>
          <table:table-cell office:value-type="float" office:value="6.8225002327957" calcext:value-type="float">
            <text:p>6.822500232795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0196700304555623" calcext:value-type="float">
            <text:p>0.0196700304555623</text:p>
          </table:table-cell>
          <table:table-cell/>
          <table:table-cell office:value-type="float" office:value="0.135823892231354" calcext:value-type="float">
            <text:p>0.135823892231354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92" calcext:value-type="float">
            <text:p>192</text:p>
          </table:table-cell>
          <table:table-cell office:value-type="float" office:value="2.06154012916146" calcext:value-type="float">
            <text:p>2.06154012916146</text:p>
          </table:table-cell>
          <table:table-cell office:value-type="float" office:value="0.111660659029067" calcext:value-type="float">
            <text:p>0.111660659029067</text:p>
          </table:table-cell>
          <table:table-cell office:value-type="float" office:value="1.808263196" calcext:value-type="float">
            <text:p>1.808263196</text:p>
          </table:table-cell>
          <table:table-cell office:value-type="float" office:value="1.972107616" calcext:value-type="float">
            <text:p>1.972107616</text:p>
          </table:table-cell>
          <table:table-cell office:value-type="float" office:value="2.0477477795" calcext:value-type="float">
            <text:p>2.0477477795</text:p>
          </table:table-cell>
          <table:table-cell office:value-type="float" office:value="2.17572276675" calcext:value-type="float">
            <text:p>2.17572276675</text:p>
          </table:table-cell>
          <table:table-cell office:value-type="float" office:value="2.230995824" calcext:value-type="float">
            <text:p>2.230995824</text:p>
          </table:table-cell>
          <table:table-cell office:value-type="float" office:value="306.154012916146" calcext:value-type="float">
            <text:p>306.1540129161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-0.914858528334646" calcext:value-type="float">
            <text:p>-0.914858528334646</text:p>
          </table:table-cell>
          <table:table-cell office:value-type="float" office:value="0.0196700304555623" calcext:value-type="float">
            <text:p>0.0196700304555623</text:p>
          </table:table-cell>
          <table:table-cell office:value-type="float" office:value="-0.930644497" calcext:value-type="float">
            <text:p>-0.930644497</text:p>
          </table:table-cell>
          <table:table-cell office:value-type="float" office:value="-0.92752711875" calcext:value-type="float">
            <text:p>-0.92752711875</text:p>
          </table:table-cell>
          <table:table-cell office:value-type="float" office:value="-0.9222182165" calcext:value-type="float">
            <text:p>-0.9222182165</text:p>
          </table:table-cell>
          <table:table-cell office:value-type="float" office:value="-0.90835743975" calcext:value-type="float">
            <text:p>-0.90835743975</text:p>
          </table:table-cell>
          <table:table-cell office:value-type="float" office:value="-0.775807668" calcext:value-type="float">
            <text:p>-0.775807668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799327838869026" calcext:value-type="float">
            <text:p>0.0799327838869026</text:p>
          </table:table-cell>
          <table:table-cell/>
          <table:table-cell office:value-type="float" office:value="0.38958792205253" calcext:value-type="float">
            <text:p>0.38958792205253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96" calcext:value-type="float">
            <text:p>196</text:p>
          </table:table-cell>
          <table:table-cell office:value-type="float" office:value="1.1482867307398" calcext:value-type="float">
            <text:p>1.1482867307398</text:p>
          </table:table-cell>
          <table:table-cell office:value-type="float" office:value="0.019888152902376" calcext:value-type="float">
            <text:p>0.019888152902376</text:p>
          </table:table-cell>
          <table:table-cell office:value-type="float" office:value="1.089747045" calcext:value-type="float">
            <text:p>1.089747045</text:p>
          </table:table-cell>
          <table:table-cell office:value-type="float" office:value="1.1371977995" calcext:value-type="float">
            <text:p>1.1371977995</text:p>
          </table:table-cell>
          <table:table-cell office:value-type="float" office:value="1.147518244" calcext:value-type="float">
            <text:p>1.147518244</text:p>
          </table:table-cell>
          <table:table-cell office:value-type="float" office:value="1.16246486875" calcext:value-type="float">
            <text:p>1.16246486875</text:p>
          </table:table-cell>
          <table:table-cell office:value-type="float" office:value="1.200130181" calcext:value-type="float">
            <text:p>1.200130181</text:p>
          </table:table-cell>
          <table:table-cell office:value-type="float" office:value="157.41433653699" calcext:value-type="float">
            <text:p>157.414336536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1.1793521305" calcext:value-type="float">
            <text:p>-1.1793521305</text:p>
          </table:table-cell>
          <table:table-cell office:value-type="float" office:value="0.0799327838869026" calcext:value-type="float">
            <text:p>0.0799327838869026</text:p>
          </table:table-cell>
          <table:table-cell office:value-type="float" office:value="-1.345319117" calcext:value-type="float">
            <text:p>-1.345319117</text:p>
          </table:table-cell>
          <table:table-cell office:value-type="float" office:value="-1.2464562475" calcext:value-type="float">
            <text:p>-1.2464562475</text:p>
          </table:table-cell>
          <table:table-cell office:value-type="float" office:value="-1.1471964325" calcext:value-type="float">
            <text:p>-1.1471964325</text:p>
          </table:table-cell>
          <table:table-cell office:value-type="float" office:value="-1.1137263895" calcext:value-type="float">
            <text:p>-1.1137263895</text:p>
          </table:table-cell>
          <table:table-cell office:value-type="float" office:value="-1.095774433" calcext:value-type="float">
            <text:p>-1.095774433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0454193297577" calcext:value-type="float">
            <text:p>0.10454193297577</text:p>
          </table:table-cell>
          <table:table-cell/>
          <table:table-cell office:value-type="float" office:value="0.746610163378008" calcext:value-type="float">
            <text:p>0.74661016337800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186069592649038" calcext:value-type="float">
            <text:p>0.186069592649038</text:p>
          </table:table-cell>
          <table:table-cell office:value-type="float" office:value="0.00815108443120183" calcext:value-type="float">
            <text:p>0.00815108443120183</text:p>
          </table:table-cell>
          <table:table-cell office:value-type="float" office:value="0.161414953" calcext:value-type="float">
            <text:p>0.161414953</text:p>
          </table:table-cell>
          <table:table-cell office:value-type="float" office:value="0.180540606" calcext:value-type="float">
            <text:p>0.180540606</text:p>
          </table:table-cell>
          <table:table-cell office:value-type="float" office:value="0.1877271515" calcext:value-type="float">
            <text:p>0.1877271515</text:p>
          </table:table-cell>
          <table:table-cell office:value-type="float" office:value="0.19261517725" calcext:value-type="float">
            <text:p>0.19261517725</text:p>
          </table:table-cell>
          <table:table-cell office:value-type="float" office:value="0.198765167" calcext:value-type="float">
            <text:p>0.198765167</text:p>
          </table:table-cell>
          <table:table-cell office:value-type="float" office:value="81.3930407350962" calcext:value-type="float">
            <text:p>81.39304073509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-0.996432213455" calcext:value-type="float">
            <text:p>-0.996432213455</text:p>
          </table:table-cell>
          <table:table-cell office:value-type="float" office:value="0.10454193297577" calcext:value-type="float">
            <text:p>0.10454193297577</text:p>
          </table:table-cell>
          <table:table-cell office:value-type="float" office:value="-1.169237957" calcext:value-type="float">
            <text:p>-1.169237957</text:p>
          </table:table-cell>
          <table:table-cell office:value-type="float" office:value="-1.0885038065" calcext:value-type="float">
            <text:p>-1.0885038065</text:p>
          </table:table-cell>
          <table:table-cell office:value-type="float" office:value="-1.0070749855" calcext:value-type="float">
            <text:p>-1.0070749855</text:p>
          </table:table-cell>
          <table:table-cell office:value-type="float" office:value="-0.915192951" calcext:value-type="float">
            <text:p>-0.915192951</text:p>
          </table:table-cell>
          <table:table-cell office:value-type="float" office:value="-0.757394982" calcext:value-type="float">
            <text:p>-0.757394982</text:p>
          </table:table-cell>
          <table:table-cell office:value-type="float" office:value="199.6432213455" calcext:value-type="float">
            <text:p>199.64322134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645163168558534" calcext:value-type="float">
            <text:p>0.00645163168558534</text:p>
          </table:table-cell>
          <table:table-cell/>
          <table:table-cell office:value-type="float" office:value="0.295189061030387" calcext:value-type="float">
            <text:p>0.29518906103038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0.181838966330097" calcext:value-type="float">
            <text:p>0.181838966330097</text:p>
          </table:table-cell>
          <table:table-cell office:value-type="float" office:value="0.00447316586315368" calcext:value-type="float">
            <text:p>0.00447316586315368</text:p>
          </table:table-cell>
          <table:table-cell office:value-type="float" office:value="0.164680252" calcext:value-type="float">
            <text:p>0.164680252</text:p>
          </table:table-cell>
          <table:table-cell office:value-type="float" office:value="0.17790556225" calcext:value-type="float">
            <text:p>0.17790556225</text:p>
          </table:table-cell>
          <table:table-cell office:value-type="float" office:value="0.182824339" calcext:value-type="float">
            <text:p>0.182824339</text:p>
          </table:table-cell>
          <table:table-cell office:value-type="float" office:value="0.1853914775" calcext:value-type="float">
            <text:p>0.1853914775</text:p>
          </table:table-cell>
          <table:table-cell office:value-type="float" office:value="0.189391179" calcext:value-type="float">
            <text:p>0.189391179</text:p>
          </table:table-cell>
          <table:table-cell office:value-type="float" office:value="90.9080516834952" calcext:value-type="float">
            <text:p>90.90805168349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0.142524092847926" calcext:value-type="float">
            <text:p>0.142524092847926</text:p>
          </table:table-cell>
          <table:table-cell office:value-type="float" office:value="0.00645163168558534" calcext:value-type="float">
            <text:p>0.00645163168558534</text:p>
          </table:table-cell>
          <table:table-cell office:value-type="float" office:value="0.122803719" calcext:value-type="float">
            <text:p>0.122803719</text:p>
          </table:table-cell>
          <table:table-cell office:value-type="float" office:value="0.137826688" calcext:value-type="float">
            <text:p>0.137826688</text:p>
          </table:table-cell>
          <table:table-cell office:value-type="float" office:value="0.141698642" calcext:value-type="float">
            <text:p>0.141698642</text:p>
          </table:table-cell>
          <table:table-cell office:value-type="float" office:value="0.146708107" calcext:value-type="float">
            <text:p>0.146708107</text:p>
          </table:table-cell>
          <table:table-cell office:value-type="float" office:value="0.161607463" calcext:value-type="float">
            <text:p>0.161607463</text:p>
          </table:table-cell>
          <table:table-cell office:value-type="float" office:value="92.8737953576037" calcext:value-type="float">
            <text:p>92.87379535760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136100617039038" calcext:value-type="float">
            <text:p>0.00136100617039038</text:p>
          </table:table-cell>
          <table:table-cell/>
          <table:table-cell office:value-type="float" office:value="0.058488866081303" calcext:value-type="float">
            <text:p>0.05848886608130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230" calcext:value-type="float">
            <text:p>230</text:p>
          </table:table-cell>
          <table:table-cell office:value-type="float" office:value="-1.11406671154348" calcext:value-type="float">
            <text:p>-1.11406671154348</text:p>
          </table:table-cell>
          <table:table-cell office:value-type="float" office:value="0.0247365233892182" calcext:value-type="float">
            <text:p>0.0247365233892182</text:p>
          </table:table-cell>
          <table:table-cell office:value-type="float" office:value="-1.141702776" calcext:value-type="float">
            <text:p>-1.141702776</text:p>
          </table:table-cell>
          <table:table-cell office:value-type="float" office:value="-1.13369589375" calcext:value-type="float">
            <text:p>-1.13369589375</text:p>
          </table:table-cell>
          <table:table-cell office:value-type="float" office:value="-1.1193448835" calcext:value-type="float">
            <text:p>-1.1193448835</text:p>
          </table:table-cell>
          <table:table-cell office:value-type="float" office:value="-1.10297838625" calcext:value-type="float">
            <text:p>-1.10297838625</text:p>
          </table:table-cell>
          <table:table-cell office:value-type="float" office:value="-1.013176819" calcext:value-type="float">
            <text:p>-1.013176819</text:p>
          </table:table-cell>
          <table:table-cell office:value-type="float" office:value="11.4066711543479" calcext:value-type="float">
            <text:p>11.40667115434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14" calcext:value-type="float">
            <text:p>214</text:p>
          </table:table-cell>
          <table:table-cell office:value-type="float" office:value="0.149039531878505" calcext:value-type="float">
            <text:p>0.149039531878505</text:p>
          </table:table-cell>
          <table:table-cell office:value-type="float" office:value="0.00136100617039038" calcext:value-type="float">
            <text:p>0.00136100617039038</text:p>
          </table:table-cell>
          <table:table-cell office:value-type="float" office:value="0.144539478" calcext:value-type="float">
            <text:p>0.144539478</text:p>
          </table:table-cell>
          <table:table-cell office:value-type="float" office:value="0.14826529425" calcext:value-type="float">
            <text:p>0.14826529425</text:p>
          </table:table-cell>
          <table:table-cell office:value-type="float" office:value="0.149050073" calcext:value-type="float">
            <text:p>0.149050073</text:p>
          </table:table-cell>
          <table:table-cell office:value-type="float" office:value="0.14997881425" calcext:value-type="float">
            <text:p>0.14997881425</text:p>
          </table:table-cell>
          <table:table-cell office:value-type="float" office:value="0.151995307" calcext:value-type="float">
            <text:p>0.151995307</text:p>
          </table:table-cell>
          <table:table-cell office:value-type="float" office:value="114.90395318785" calcext:value-type="float">
            <text:p>114.903953187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639295044873159" calcext:value-type="float">
            <text:p>0.00639295044873159</text:p>
          </table:table-cell>
          <table:table-cell/>
          <table:table-cell office:value-type="float" office:value="0.0334024384647987" calcext:value-type="float">
            <text:p>0.033402438464798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210" calcext:value-type="float">
            <text:p>210</text:p>
          </table:table-cell>
          <table:table-cell office:value-type="float" office:value="2.23052900785714" calcext:value-type="float">
            <text:p>2.23052900785714</text:p>
          </table:table-cell>
          <table:table-cell office:value-type="float" office:value="0.0336298983415951" calcext:value-type="float">
            <text:p>0.0336298983415951</text:p>
          </table:table-cell>
          <table:table-cell office:value-type="float" office:value="2.080422923" calcext:value-type="float">
            <text:p>2.080422923</text:p>
          </table:table-cell>
          <table:table-cell office:value-type="float" office:value="2.219098452" calcext:value-type="float">
            <text:p>2.219098452</text:p>
          </table:table-cell>
          <table:table-cell office:value-type="float" office:value="2.241204471" calcext:value-type="float">
            <text:p>2.241204471</text:p>
          </table:table-cell>
          <table:table-cell office:value-type="float" office:value="2.25595738075" calcext:value-type="float">
            <text:p>2.25595738075</text:p>
          </table:table-cell>
          <table:table-cell office:value-type="float" office:value="2.262772377" calcext:value-type="float">
            <text:p>2.262772377</text:p>
          </table:table-cell>
          <table:table-cell office:value-type="float" office:value="211.526450392857" calcext:value-type="float">
            <text:p>211.5264503928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186" calcext:value-type="float">
            <text:p>186</text:p>
          </table:table-cell>
          <table:table-cell office:value-type="float" office:value="1.18872054087097" calcext:value-type="float">
            <text:p>1.18872054087097</text:p>
          </table:table-cell>
          <table:table-cell office:value-type="float" office:value="0.00639295044873159" calcext:value-type="float">
            <text:p>0.00639295044873159</text:p>
          </table:table-cell>
          <table:table-cell office:value-type="float" office:value="1.154239574" calcext:value-type="float">
            <text:p>1.154239574</text:p>
          </table:table-cell>
          <table:table-cell office:value-type="float" office:value="1.186246669" calcext:value-type="float">
            <text:p>1.186246669</text:p>
          </table:table-cell>
          <table:table-cell office:value-type="float" office:value="1.189840293" calcext:value-type="float">
            <text:p>1.189840293</text:p>
          </table:table-cell>
          <table:table-cell office:value-type="float" office:value="1.1933368595" calcext:value-type="float">
            <text:p>1.1933368595</text:p>
          </table:table-cell>
          <table:table-cell office:value-type="float" office:value="1.196816659" calcext:value-type="float">
            <text:p>1.196816659</text:p>
          </table:table-cell>
          <table:table-cell office:value-type="float" office:value="159.436027043548" calcext:value-type="float">
            <text:p>159.43602704354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0494232274817616" calcext:value-type="float">
            <text:p>0.0494232274817616</text:p>
          </table:table-cell>
          <table:table-cell/>
          <table:table-cell office:value-type="float" office:value="0.18534252481943" calcext:value-type="float">
            <text:p>0.18534252481943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-1.77014020042021" calcext:value-type="float">
            <text:p>-1.77014020042021</text:p>
          </table:table-cell>
          <table:table-cell office:value-type="float" office:value="0.0494232274817616" calcext:value-type="float">
            <text:p>0.0494232274817616</text:p>
          </table:table-cell>
          <table:table-cell office:value-type="float" office:value="-1.88636131" calcext:value-type="float">
            <text:p>-1.88636131</text:p>
          </table:table-cell>
          <table:table-cell office:value-type="float" office:value="-1.80216915375" calcext:value-type="float">
            <text:p>-1.80216915375</text:p>
          </table:table-cell>
          <table:table-cell office:value-type="float" office:value="-1.771922168" calcext:value-type="float">
            <text:p>-1.771922168</text:p>
          </table:table-cell>
          <table:table-cell office:value-type="float" office:value="-1.7414724125" calcext:value-type="float">
            <text:p>-1.7414724125</text:p>
          </table:table-cell>
          <table:table-cell office:value-type="float" office:value="-1.597548086" calcext:value-type="float">
            <text:p>-1.597548086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421445150500625" calcext:value-type="float">
            <text:p>0.0421445150500625</text:p>
          </table:table-cell>
          <table:table-cell/>
          <table:table-cell office:value-type="float" office:value="0.333504984103504" calcext:value-type="float">
            <text:p>0.333504984103504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-0.887599582648241" calcext:value-type="float">
            <text:p>-0.887599582648241</text:p>
          </table:table-cell>
          <table:table-cell office:value-type="float" office:value="0.0421445150500625" calcext:value-type="float">
            <text:p>0.0421445150500625</text:p>
          </table:table-cell>
          <table:table-cell office:value-type="float" office:value="-0.924719666" calcext:value-type="float">
            <text:p>-0.924719666</text:p>
          </table:table-cell>
          <table:table-cell office:value-type="float" office:value="-0.92118878" calcext:value-type="float">
            <text:p>-0.92118878</text:p>
          </table:table-cell>
          <table:table-cell office:value-type="float" office:value="-0.910807065" calcext:value-type="float">
            <text:p>-0.910807065</text:p>
          </table:table-cell>
          <table:table-cell office:value-type="float" office:value="-0.857300674" calcext:value-type="float">
            <text:p>-0.857300674</text:p>
          </table:table-cell>
          <table:table-cell office:value-type="float" office:value="-0.766471" calcext:value-type="float">
            <text:p>-0.766471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329048576154788" calcext:value-type="float">
            <text:p>0.00329048576154788</text:p>
          </table:table-cell>
          <table:table-cell/>
          <table:table-cell office:value-type="float" office:value="0.135013673345602" calcext:value-type="float">
            <text:p>0.135013673345602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0.156523388759162" calcext:value-type="float">
            <text:p>0.156523388759162</text:p>
          </table:table-cell>
          <table:table-cell office:value-type="float" office:value="0.00329048576154788" calcext:value-type="float">
            <text:p>0.00329048576154788</text:p>
          </table:table-cell>
          <table:table-cell office:value-type="float" office:value="0.142945084" calcext:value-type="float">
            <text:p>0.142945084</text:p>
          </table:table-cell>
          <table:table-cell office:value-type="float" office:value="0.1554193065" calcext:value-type="float">
            <text:p>0.1554193065</text:p>
          </table:table-cell>
          <table:table-cell office:value-type="float" office:value="0.157799134" calcext:value-type="float">
            <text:p>0.157799134</text:p>
          </table:table-cell>
          <table:table-cell office:value-type="float" office:value="0.158879188" calcext:value-type="float">
            <text:p>0.158879188</text:p>
          </table:table-cell>
          <table:table-cell office:value-type="float" office:value="0.159484436" calcext:value-type="float">
            <text:p>0.159484436</text:p>
          </table:table-cell>
          <table:table-cell office:value-type="float" office:value="84.3476611240838" calcext:value-type="float">
            <text:p>84.34766112408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958220558349402" calcext:value-type="float">
            <text:p>0.00958220558349402</text:p>
          </table:table-cell>
          <table:table-cell/>
          <table:table-cell office:value-type="float" office:value="0.437493050963453" calcext:value-type="float">
            <text:p>0.437493050963453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171725914502924" calcext:value-type="float">
            <text:p>0.171725914502924</text:p>
          </table:table-cell>
          <table:table-cell office:value-type="float" office:value="0.00958220558349402" calcext:value-type="float">
            <text:p>0.00958220558349402</text:p>
          </table:table-cell>
          <table:table-cell office:value-type="float" office:value="0.133417707" calcext:value-type="float">
            <text:p>0.133417707</text:p>
          </table:table-cell>
          <table:table-cell office:value-type="float" office:value="0.1683907625" calcext:value-type="float">
            <text:p>0.1683907625</text:p>
          </table:table-cell>
          <table:table-cell office:value-type="float" office:value="0.175816103" calcext:value-type="float">
            <text:p>0.175816103</text:p>
          </table:table-cell>
          <table:table-cell office:value-type="float" office:value="0.177829543" calcext:value-type="float">
            <text:p>0.177829543</text:p>
          </table:table-cell>
          <table:table-cell office:value-type="float" office:value="0.179885613" calcext:value-type="float">
            <text:p>0.179885613</text:p>
          </table:table-cell>
          <table:table-cell office:value-type="float" office:value="91.4137042748538" calcext:value-type="float">
            <text:p>91.41370427485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11660659029067" calcext:value-type="float">
            <text:p>0.111660659029067</text:p>
          </table:table-cell>
          <table:table-cell/>
          <table:table-cell office:value-type="float" office:value="0.405673491153734" calcext:value-type="float">
            <text:p>0.405673491153734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92" calcext:value-type="float">
            <text:p>192</text:p>
          </table:table-cell>
          <table:table-cell office:value-type="float" office:value="2.06154012916146" calcext:value-type="float">
            <text:p>2.06154012916146</text:p>
          </table:table-cell>
          <table:table-cell office:value-type="float" office:value="0.111660659029067" calcext:value-type="float">
            <text:p>0.111660659029067</text:p>
          </table:table-cell>
          <table:table-cell office:value-type="float" office:value="1.808263196" calcext:value-type="float">
            <text:p>1.808263196</text:p>
          </table:table-cell>
          <table:table-cell office:value-type="float" office:value="1.972107616" calcext:value-type="float">
            <text:p>1.972107616</text:p>
          </table:table-cell>
          <table:table-cell office:value-type="float" office:value="2.0477477795" calcext:value-type="float">
            <text:p>2.0477477795</text:p>
          </table:table-cell>
          <table:table-cell office:value-type="float" office:value="2.17572276675" calcext:value-type="float">
            <text:p>2.17572276675</text:p>
          </table:table-cell>
          <table:table-cell office:value-type="float" office:value="2.230995824" calcext:value-type="float">
            <text:p>2.230995824</text:p>
          </table:table-cell>
          <table:table-cell office:value-type="float" office:value="306.154012916146" calcext:value-type="float">
            <text:p>306.1540129161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19888152902376" calcext:value-type="float">
            <text:p>0.019888152902376</text:p>
          </table:table-cell>
          <table:table-cell/>
          <table:table-cell office:value-type="float" office:value="0.121469016223408" calcext:value-type="float">
            <text:p>0.121469016223408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196" calcext:value-type="float">
            <text:p>196</text:p>
          </table:table-cell>
          <table:table-cell office:value-type="float" office:value="1.1482867307398" calcext:value-type="float">
            <text:p>1.1482867307398</text:p>
          </table:table-cell>
          <table:table-cell office:value-type="float" office:value="0.019888152902376" calcext:value-type="float">
            <text:p>0.019888152902376</text:p>
          </table:table-cell>
          <table:table-cell office:value-type="float" office:value="1.089747045" calcext:value-type="float">
            <text:p>1.089747045</text:p>
          </table:table-cell>
          <table:table-cell office:value-type="float" office:value="1.1371977995" calcext:value-type="float">
            <text:p>1.1371977995</text:p>
          </table:table-cell>
          <table:table-cell office:value-type="float" office:value="1.147518244" calcext:value-type="float">
            <text:p>1.147518244</text:p>
          </table:table-cell>
          <table:table-cell office:value-type="float" office:value="1.16246486875" calcext:value-type="float">
            <text:p>1.16246486875</text:p>
          </table:table-cell>
          <table:table-cell office:value-type="float" office:value="1.200130181" calcext:value-type="float">
            <text:p>1.200130181</text:p>
          </table:table-cell>
          <table:table-cell office:value-type="float" office:value="157.41433653699" calcext:value-type="float">
            <text:p>157.4143365369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0393321952215827" calcext:value-type="float">
            <text:p>0.0393321952215827</text:p>
          </table:table-cell>
          <table:table-cell/>
          <table:table-cell office:value-type="float" office:value="0.127319047703289" calcext:value-type="float">
            <text:p>0.127319047703289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.17428029476316" calcext:value-type="float">
            <text:p>2.17428029476316</text:p>
          </table:table-cell>
          <table:table-cell office:value-type="float" office:value="0.0393321952215827" calcext:value-type="float">
            <text:p>0.0393321952215827</text:p>
          </table:table-cell>
          <table:table-cell office:value-type="float" office:value="2.087415978" calcext:value-type="float">
            <text:p>2.087415978</text:p>
          </table:table-cell>
          <table:table-cell office:value-type="float" office:value="2.1417115525" calcext:value-type="float">
            <text:p>2.1417115525</text:p>
          </table:table-cell>
          <table:table-cell office:value-type="float" office:value="2.1853345475" calcext:value-type="float">
            <text:p>2.1853345475</text:p>
          </table:table-cell>
          <table:table-cell office:value-type="float" office:value="2.21013072525" calcext:value-type="float">
            <text:p>2.21013072525</text:p>
          </table:table-cell>
          <table:table-cell office:value-type="float" office:value="2.221977284" calcext:value-type="float">
            <text:p>2.221977284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17591228724176" calcext:value-type="float">
            <text:p>0.017591228724176</text:p>
          </table:table-cell>
          <table:table-cell/>
          <table:table-cell office:value-type="float" office:value="0.119706518325345" calcext:value-type="float">
            <text:p>0.11970651832534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.20657672493659" calcext:value-type="float">
            <text:p>1.20657672493659</text:p>
          </table:table-cell>
          <table:table-cell office:value-type="float" office:value="0.017591228724176" calcext:value-type="float">
            <text:p>0.017591228724176</text:p>
          </table:table-cell>
          <table:table-cell office:value-type="float" office:value="1.118384639" calcext:value-type="float">
            <text:p>1.118384639</text:p>
          </table:table-cell>
          <table:table-cell office:value-type="float" office:value="1.19733337" calcext:value-type="float">
            <text:p>1.19733337</text:p>
          </table:table-cell>
          <table:table-cell office:value-type="float" office:value="1.21190377" calcext:value-type="float">
            <text:p>1.21190377</text:p>
          </table:table-cell>
          <table:table-cell office:value-type="float" office:value="1.220208074" calcext:value-type="float">
            <text:p>1.220208074</text:p>
          </table:table-cell>
          <table:table-cell office:value-type="float" office:value="1.226532373" calcext:value-type="float">
            <text:p>1.226532373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815108443120183" calcext:value-type="float">
            <text:p>0.00815108443120183</text:p>
          </table:table-cell>
          <table:table-cell/>
          <table:table-cell office:value-type="float" office:value="0.392220481865312" calcext:value-type="float">
            <text:p>0.392220481865312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186069592649038" calcext:value-type="float">
            <text:p>0.186069592649038</text:p>
          </table:table-cell>
          <table:table-cell office:value-type="float" office:value="0.00815108443120183" calcext:value-type="float">
            <text:p>0.00815108443120183</text:p>
          </table:table-cell>
          <table:table-cell office:value-type="float" office:value="0.161414953" calcext:value-type="float">
            <text:p>0.161414953</text:p>
          </table:table-cell>
          <table:table-cell office:value-type="float" office:value="0.180540606" calcext:value-type="float">
            <text:p>0.180540606</text:p>
          </table:table-cell>
          <table:table-cell office:value-type="float" office:value="0.1877271515" calcext:value-type="float">
            <text:p>0.1877271515</text:p>
          </table:table-cell>
          <table:table-cell office:value-type="float" office:value="0.19261517725" calcext:value-type="float">
            <text:p>0.19261517725</text:p>
          </table:table-cell>
          <table:table-cell office:value-type="float" office:value="0.198765167" calcext:value-type="float">
            <text:p>0.198765167</text:p>
          </table:table-cell>
          <table:table-cell office:value-type="float" office:value="81.3930407350962" calcext:value-type="float">
            <text:p>81.39304073509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447316586315368" calcext:value-type="float">
            <text:p>0.00447316586315368</text:p>
          </table:table-cell>
          <table:table-cell/>
          <table:table-cell office:value-type="float" office:value="0.208002705950612" calcext:value-type="float">
            <text:p>0.208002705950612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0.181838966330097" calcext:value-type="float">
            <text:p>0.181838966330097</text:p>
          </table:table-cell>
          <table:table-cell office:value-type="float" office:value="0.00447316586315368" calcext:value-type="float">
            <text:p>0.00447316586315368</text:p>
          </table:table-cell>
          <table:table-cell office:value-type="float" office:value="0.164680252" calcext:value-type="float">
            <text:p>0.164680252</text:p>
          </table:table-cell>
          <table:table-cell office:value-type="float" office:value="0.17790556225" calcext:value-type="float">
            <text:p>0.17790556225</text:p>
          </table:table-cell>
          <table:table-cell office:value-type="float" office:value="0.182824339" calcext:value-type="float">
            <text:p>0.182824339</text:p>
          </table:table-cell>
          <table:table-cell office:value-type="float" office:value="0.1853914775" calcext:value-type="float">
            <text:p>0.1853914775</text:p>
          </table:table-cell>
          <table:table-cell office:value-type="float" office:value="0.189391179" calcext:value-type="float">
            <text:p>0.189391179</text:p>
          </table:table-cell>
          <table:table-cell office:value-type="float" office:value="90.9080516834952" calcext:value-type="float">
            <text:p>90.908051683495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247365233892182" calcext:value-type="float">
            <text:p>0.0247365233892182</text:p>
          </table:table-cell>
          <table:table-cell/>
          <table:table-cell office:value-type="float" office:value="0.206779750262976" calcext:value-type="float">
            <text:p>0.206779750262976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30" calcext:value-type="float">
            <text:p>230</text:p>
          </table:table-cell>
          <table:table-cell office:value-type="float" office:value="-1.11406671154348" calcext:value-type="float">
            <text:p>-1.11406671154348</text:p>
          </table:table-cell>
          <table:table-cell office:value-type="float" office:value="0.0247365233892182" calcext:value-type="float">
            <text:p>0.0247365233892182</text:p>
          </table:table-cell>
          <table:table-cell office:value-type="float" office:value="-1.141702776" calcext:value-type="float">
            <text:p>-1.141702776</text:p>
          </table:table-cell>
          <table:table-cell office:value-type="float" office:value="-1.13369589375" calcext:value-type="float">
            <text:p>-1.13369589375</text:p>
          </table:table-cell>
          <table:table-cell office:value-type="float" office:value="-1.1193448835" calcext:value-type="float">
            <text:p>-1.1193448835</text:p>
          </table:table-cell>
          <table:table-cell office:value-type="float" office:value="-1.10297838625" calcext:value-type="float">
            <text:p>-1.10297838625</text:p>
          </table:table-cell>
          <table:table-cell office:value-type="float" office:value="-1.013176819" calcext:value-type="float">
            <text:p>-1.013176819</text:p>
          </table:table-cell>
          <table:table-cell office:value-type="float" office:value="11.4066711543479" calcext:value-type="float">
            <text:p>11.406671154347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336298983415951" calcext:value-type="float">
            <text:p>0.0336298983415951</text:p>
          </table:table-cell>
          <table:table-cell/>
          <table:table-cell office:value-type="float" office:value="0.138165641472367" calcext:value-type="float">
            <text:p>0.138165641472367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210" calcext:value-type="float">
            <text:p>210</text:p>
          </table:table-cell>
          <table:table-cell office:value-type="float" office:value="2.23052900785714" calcext:value-type="float">
            <text:p>2.23052900785714</text:p>
          </table:table-cell>
          <table:table-cell office:value-type="float" office:value="0.0336298983415951" calcext:value-type="float">
            <text:p>0.0336298983415951</text:p>
          </table:table-cell>
          <table:table-cell office:value-type="float" office:value="2.080422923" calcext:value-type="float">
            <text:p>2.080422923</text:p>
          </table:table-cell>
          <table:table-cell office:value-type="float" office:value="2.219098452" calcext:value-type="float">
            <text:p>2.219098452</text:p>
          </table:table-cell>
          <table:table-cell office:value-type="float" office:value="2.241204471" calcext:value-type="float">
            <text:p>2.241204471</text:p>
          </table:table-cell>
          <table:table-cell office:value-type="float" office:value="2.25595738075" calcext:value-type="float">
            <text:p>2.25595738075</text:p>
          </table:table-cell>
          <table:table-cell office:value-type="float" office:value="2.262772377" calcext:value-type="float">
            <text:p>2.262772377</text:p>
          </table:table-cell>
          <table:table-cell office:value-type="float" office:value="211.526450392857" calcext:value-type="float">
            <text:p>211.526450392857</text:p>
          </table:table-cell>
          <table:table-cell table:number-columns-repeated="16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.128858935297436" calcext:value-type="float">
            <text:p>0.128858935297436</text:p>
          </table:table-cell>
          <table:table-cell office:value-type="float" office:value="0.000113843995338773" calcext:value-type="float">
            <text:p>0.000113843995338773</text:p>
          </table:table-cell>
          <table:table-cell office:value-type="float" office:value="0.12851287" calcext:value-type="float">
            <text:p>0.12851287</text:p>
          </table:table-cell>
          <table:table-cell office:value-type="float" office:value="0.1287788505" calcext:value-type="float">
            <text:p>0.1287788505</text:p>
          </table:table-cell>
          <table:table-cell office:value-type="float" office:value="0.128863825" calcext:value-type="float">
            <text:p>0.128863825</text:p>
          </table:table-cell>
          <table:table-cell office:value-type="float" office:value="0.1289381205" calcext:value-type="float">
            <text:p>0.1289381205</text:p>
          </table:table-cell>
          <table:table-cell office:value-type="float" office:value="0.129213493" calcext:value-type="float">
            <text:p>0.129213493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694379018" calcext:value-type="float">
            <text:p>0.1694379018</text:p>
          </table:table-cell>
          <table:table-cell office:value-type="float" office:value="0.0322511465276465" calcext:value-type="float">
            <text:p>0.0322511465276465</text:p>
          </table:table-cell>
          <table:table-cell office:value-type="float" office:value="0.128222271" calcext:value-type="float">
            <text:p>0.128222271</text:p>
          </table:table-cell>
          <table:table-cell office:value-type="float" office:value="0.156772243" calcext:value-type="float">
            <text:p>0.156772243</text:p>
          </table:table-cell>
          <table:table-cell office:value-type="float" office:value="0.1579063" calcext:value-type="float">
            <text:p>0.1579063</text:p>
          </table:table-cell>
          <table:table-cell office:value-type="float" office:value="0.198336615" calcext:value-type="float">
            <text:p>0.198336615</text:p>
          </table:table-cell>
          <table:table-cell office:value-type="float" office:value="0.20595208" calcext:value-type="float">
            <text:p>0.20595208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.274443975951456" calcext:value-type="float">
            <text:p>0.274443975951456</text:p>
          </table:table-cell>
          <table:table-cell office:value-type="float" office:value="0.0437752548269968" calcext:value-type="float">
            <text:p>0.0437752548269968</text:p>
          </table:table-cell>
          <table:table-cell office:value-type="float" office:value="0.131337879" calcext:value-type="float">
            <text:p>0.131337879</text:p>
          </table:table-cell>
          <table:table-cell office:value-type="float" office:value="0.2597572765" calcext:value-type="float">
            <text:p>0.2597572765</text:p>
          </table:table-cell>
          <table:table-cell office:value-type="float" office:value="0.293085217" calcext:value-type="float">
            <text:p>0.293085217</text:p>
          </table:table-cell>
          <table:table-cell office:value-type="float" office:value="0.303634173" calcext:value-type="float">
            <text:p>0.303634173</text:p>
          </table:table-cell>
          <table:table-cell office:value-type="float" office:value="0.306768163" calcext:value-type="float">
            <text:p>0.306768163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.151716506576355" calcext:value-type="float">
            <text:p>0.151716506576355</text:p>
          </table:table-cell>
          <table:table-cell office:value-type="float" office:value="0.000442349740624209" calcext:value-type="float">
            <text:p>0.000442349740624209</text:p>
          </table:table-cell>
          <table:table-cell office:value-type="float" office:value="0.150312887" calcext:value-type="float">
            <text:p>0.150312887</text:p>
          </table:table-cell>
          <table:table-cell office:value-type="float" office:value="0.151435208" calcext:value-type="float">
            <text:p>0.151435208</text:p>
          </table:table-cell>
          <table:table-cell office:value-type="float" office:value="0.151744935" calcext:value-type="float">
            <text:p>0.151744935</text:p>
          </table:table-cell>
          <table:table-cell office:value-type="float" office:value="0.152046365" calcext:value-type="float">
            <text:p>0.152046365</text:p>
          </table:table-cell>
          <table:table-cell office:value-type="float" office:value="0.152608734" calcext:value-type="float">
            <text:p>0.152608734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.180840332494624" calcext:value-type="float">
            <text:p>0.180840332494624</text:p>
          </table:table-cell>
          <table:table-cell office:value-type="float" office:value="0.00158199509034705" calcext:value-type="float">
            <text:p>0.00158199509034705</text:p>
          </table:table-cell>
          <table:table-cell office:value-type="float" office:value="0.175562494" calcext:value-type="float">
            <text:p>0.175562494</text:p>
          </table:table-cell>
          <table:table-cell office:value-type="float" office:value="0.179971972" calcext:value-type="float">
            <text:p>0.179971972</text:p>
          </table:table-cell>
          <table:table-cell office:value-type="float" office:value="0.1809661545" calcext:value-type="float">
            <text:p>0.1809661545</text:p>
          </table:table-cell>
          <table:table-cell office:value-type="float" office:value="0.18192873625" calcext:value-type="float">
            <text:p>0.18192873625</text:p>
          </table:table-cell>
          <table:table-cell office:value-type="float" office:value="0.184065055" calcext:value-type="float">
            <text:p>0.184065055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.166719360691919" calcext:value-type="float">
            <text:p>0.166719360691919</text:p>
          </table:table-cell>
          <table:table-cell office:value-type="float" office:value="0.000176190635664064" calcext:value-type="float">
            <text:p>0.000176190635664064</text:p>
          </table:table-cell>
          <table:table-cell office:value-type="float" office:value="0.16606453" calcext:value-type="float">
            <text:p>0.16606453</text:p>
          </table:table-cell>
          <table:table-cell office:value-type="float" office:value="0.1666108465" calcext:value-type="float">
            <text:p>0.1666108465</text:p>
          </table:table-cell>
          <table:table-cell office:value-type="float" office:value="0.166741947" calcext:value-type="float">
            <text:p>0.166741947</text:p>
          </table:table-cell>
          <table:table-cell office:value-type="float" office:value="0.1668451735" calcext:value-type="float">
            <text:p>0.1668451735</text:p>
          </table:table-cell>
          <table:table-cell office:value-type="float" office:value="0.167047928" calcext:value-type="float">
            <text:p>0.167047928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.175401108139175" calcext:value-type="float">
            <text:p>0.175401108139175</text:p>
          </table:table-cell>
          <table:table-cell office:value-type="float" office:value="0.00122596559584469" calcext:value-type="float">
            <text:p>0.00122596559584469</text:p>
          </table:table-cell>
          <table:table-cell office:value-type="float" office:value="0.172836672" calcext:value-type="float">
            <text:p>0.172836672</text:p>
          </table:table-cell>
          <table:table-cell office:value-type="float" office:value="0.1741238665" calcext:value-type="float">
            <text:p>0.1741238665</text:p>
          </table:table-cell>
          <table:table-cell office:value-type="float" office:value="0.176067857" calcext:value-type="float">
            <text:p>0.176067857</text:p>
          </table:table-cell>
          <table:table-cell office:value-type="float" office:value="0.1763449815" calcext:value-type="float">
            <text:p>0.1763449815</text:p>
          </table:table-cell>
          <table:table-cell office:value-type="float" office:value="0.1767865" calcext:value-type="float">
            <text:p>0.1767865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.196863420989744" calcext:value-type="float">
            <text:p>0.196863420989744</text:p>
          </table:table-cell>
          <table:table-cell office:value-type="float" office:value="0.000745549092303579" calcext:value-type="float">
            <text:p>0.000745549092303579</text:p>
          </table:table-cell>
          <table:table-cell office:value-type="float" office:value="0.194938645" calcext:value-type="float">
            <text:p>0.194938645</text:p>
          </table:table-cell>
          <table:table-cell office:value-type="float" office:value="0.1963416285" calcext:value-type="float">
            <text:p>0.1963416285</text:p>
          </table:table-cell>
          <table:table-cell office:value-type="float" office:value="0.196967295" calcext:value-type="float">
            <text:p>0.196967295</text:p>
          </table:table-cell>
          <table:table-cell office:value-type="float" office:value="0.1974503555" calcext:value-type="float">
            <text:p>0.1974503555</text:p>
          </table:table-cell>
          <table:table-cell office:value-type="float" office:value="0.198445785" calcext:value-type="float">
            <text:p>0.198445785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.239822506435185" calcext:value-type="float">
            <text:p>0.239822506435185</text:p>
          </table:table-cell>
          <table:table-cell office:value-type="float" office:value="0.0123839018670321" calcext:value-type="float">
            <text:p>0.0123839018670321</text:p>
          </table:table-cell>
          <table:table-cell office:value-type="float" office:value="0.212524831" calcext:value-type="float">
            <text:p>0.212524831</text:p>
          </table:table-cell>
          <table:table-cell office:value-type="float" office:value="0.23152604725" calcext:value-type="float">
            <text:p>0.23152604725</text:p>
          </table:table-cell>
          <table:table-cell office:value-type="float" office:value="0.2388350155" calcext:value-type="float">
            <text:p>0.2388350155</text:p>
          </table:table-cell>
          <table:table-cell office:value-type="float" office:value="0.248089721" calcext:value-type="float">
            <text:p>0.248089721</text:p>
          </table:table-cell>
          <table:table-cell office:value-type="float" office:value="0.275697332" calcext:value-type="float">
            <text:p>0.275697332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241877581802817" calcext:value-type="float">
            <text:p>0.241877581802817</text:p>
          </table:table-cell>
          <table:table-cell office:value-type="float" office:value="0.00517354549069751" calcext:value-type="float">
            <text:p>0.00517354549069751</text:p>
          </table:table-cell>
          <table:table-cell office:value-type="float" office:value="0.213351342" calcext:value-type="float">
            <text:p>0.213351342</text:p>
          </table:table-cell>
          <table:table-cell office:value-type="float" office:value="0.242209334" calcext:value-type="float">
            <text:p>0.242209334</text:p>
          </table:table-cell>
          <table:table-cell office:value-type="float" office:value="0.243806836" calcext:value-type="float">
            <text:p>0.243806836</text:p>
          </table:table-cell>
          <table:table-cell office:value-type="float" office:value="0.244598152" calcext:value-type="float">
            <text:p>0.244598152</text:p>
          </table:table-cell>
          <table:table-cell office:value-type="float" office:value="0.245660546" calcext:value-type="float">
            <text:p>0.245660546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.213171510911917" calcext:value-type="float">
            <text:p>0.213171510911917</text:p>
          </table:table-cell>
          <table:table-cell office:value-type="float" office:value="0.00121671701667351" calcext:value-type="float">
            <text:p>0.00121671701667351</text:p>
          </table:table-cell>
          <table:table-cell office:value-type="float" office:value="0.208507771" calcext:value-type="float">
            <text:p>0.208507771</text:p>
          </table:table-cell>
          <table:table-cell office:value-type="float" office:value="0.212497725" calcext:value-type="float">
            <text:p>0.212497725</text:p>
          </table:table-cell>
          <table:table-cell office:value-type="float" office:value="0.213350122" calcext:value-type="float">
            <text:p>0.213350122</text:p>
          </table:table-cell>
          <table:table-cell office:value-type="float" office:value="0.214016172" calcext:value-type="float">
            <text:p>0.214016172</text:p>
          </table:table-cell>
          <table:table-cell office:value-type="float" office:value="0.215190693" calcext:value-type="float">
            <text:p>0.215190693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.218298221363158" calcext:value-type="float">
            <text:p>0.218298221363158</text:p>
          </table:table-cell>
          <table:table-cell office:value-type="float" office:value="0.00114989988897992" calcext:value-type="float">
            <text:p>0.00114989988897992</text:p>
          </table:table-cell>
          <table:table-cell office:value-type="float" office:value="0.21481419" calcext:value-type="float">
            <text:p>0.21481419</text:p>
          </table:table-cell>
          <table:table-cell office:value-type="float" office:value="0.21755934775" calcext:value-type="float">
            <text:p>0.21755934775</text:p>
          </table:table-cell>
          <table:table-cell office:value-type="float" office:value="0.2183100295" calcext:value-type="float">
            <text:p>0.2183100295</text:p>
          </table:table-cell>
          <table:table-cell office:value-type="float" office:value="0.218986292" calcext:value-type="float">
            <text:p>0.218986292</text:p>
          </table:table-cell>
          <table:table-cell office:value-type="float" office:value="0.221282297" calcext:value-type="float">
            <text:p>0.221282297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.225210433048387" calcext:value-type="float">
            <text:p>0.225210433048387</text:p>
          </table:table-cell>
          <table:table-cell office:value-type="float" office:value="0.000780447676938559" calcext:value-type="float">
            <text:p>0.000780447676938559</text:p>
          </table:table-cell>
          <table:table-cell office:value-type="float" office:value="0.221875246" calcext:value-type="float">
            <text:p>0.221875246</text:p>
          </table:table-cell>
          <table:table-cell office:value-type="float" office:value="0.22482937025" calcext:value-type="float">
            <text:p>0.22482937025</text:p>
          </table:table-cell>
          <table:table-cell office:value-type="float" office:value="0.22535435" calcext:value-type="float">
            <text:p>0.22535435</text:p>
          </table:table-cell>
          <table:table-cell office:value-type="float" office:value="0.2258183835" calcext:value-type="float">
            <text:p>0.2258183835</text:p>
          </table:table-cell>
          <table:table-cell office:value-type="float" office:value="0.226293118" calcext:value-type="float">
            <text:p>0.226293118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.269944452968504" calcext:value-type="float">
            <text:p>0.269944452968504</text:p>
          </table:table-cell>
          <table:table-cell office:value-type="float" office:value="0.00585606102632581" calcext:value-type="float">
            <text:p>0.00585606102632581</text:p>
          </table:table-cell>
          <table:table-cell office:value-type="float" office:value="0.228582646" calcext:value-type="float">
            <text:p>0.228582646</text:p>
          </table:table-cell>
          <table:table-cell office:value-type="float" office:value="0.26808442675" calcext:value-type="float">
            <text:p>0.26808442675</text:p>
          </table:table-cell>
          <table:table-cell office:value-type="float" office:value="0.272202977" calcext:value-type="float">
            <text:p>0.272202977</text:p>
          </table:table-cell>
          <table:table-cell office:value-type="float" office:value="0.2737338595" calcext:value-type="float">
            <text:p>0.2737338595</text:p>
          </table:table-cell>
          <table:table-cell office:value-type="float" office:value="0.274642493" calcext:value-type="float">
            <text:p>0.274642493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24778969" calcext:value-type="float">
            <text:p>0.24778969</text:p>
          </table:table-cell>
          <table:table-cell office:value-type="float" office:value="0.0168218462695349" calcext:value-type="float">
            <text:p>0.0168218462695349</text:p>
          </table:table-cell>
          <table:table-cell office:value-type="float" office:value="0.230349921" calcext:value-type="float">
            <text:p>0.230349921</text:p>
          </table:table-cell>
          <table:table-cell office:value-type="float" office:value="0.2339982215" calcext:value-type="float">
            <text:p>0.2339982215</text:p>
          </table:table-cell>
          <table:table-cell office:value-type="float" office:value="0.2409372595" calcext:value-type="float">
            <text:p>0.2409372595</text:p>
          </table:table-cell>
          <table:table-cell office:value-type="float" office:value="0.26201140825" calcext:value-type="float">
            <text:p>0.26201140825</text:p>
          </table:table-cell>
          <table:table-cell office:value-type="float" office:value="0.282722907" calcext:value-type="float">
            <text:p>0.282722907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30082836573" calcext:value-type="float">
            <text:p>0.30082836573</text:p>
          </table:table-cell>
          <table:table-cell office:value-type="float" office:value="0.0316314153081565" calcext:value-type="float">
            <text:p>0.0316314153081565</text:p>
          </table:table-cell>
          <table:table-cell office:value-type="float" office:value="0.228200804" calcext:value-type="float">
            <text:p>0.228200804</text:p>
          </table:table-cell>
          <table:table-cell office:value-type="float" office:value="0.276238196" calcext:value-type="float">
            <text:p>0.276238196</text:p>
          </table:table-cell>
          <table:table-cell office:value-type="float" office:value="0.304908575" calcext:value-type="float">
            <text:p>0.304908575</text:p>
          </table:table-cell>
          <table:table-cell office:value-type="float" office:value="0.3294023165" calcext:value-type="float">
            <text:p>0.3294023165</text:p>
          </table:table-cell>
          <table:table-cell office:value-type="float" office:value="0.352691525" calcext:value-type="float">
            <text:p>0.352691525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268814991059908" calcext:value-type="float">
            <text:p>0.268814991059908</text:p>
          </table:table-cell>
          <table:table-cell office:value-type="float" office:value="0.0123205444903096" calcext:value-type="float">
            <text:p>0.0123205444903096</text:p>
          </table:table-cell>
          <table:table-cell office:value-type="float" office:value="0.231042891" calcext:value-type="float">
            <text:p>0.231042891</text:p>
          </table:table-cell>
          <table:table-cell office:value-type="float" office:value="0.25974541" calcext:value-type="float">
            <text:p>0.25974541</text:p>
          </table:table-cell>
          <table:table-cell office:value-type="float" office:value="0.267488586" calcext:value-type="float">
            <text:p>0.267488586</text:p>
          </table:table-cell>
          <table:table-cell office:value-type="float" office:value="0.277108151" calcext:value-type="float">
            <text:p>0.277108151</text:p>
          </table:table-cell>
          <table:table-cell office:value-type="float" office:value="0.305944342" calcext:value-type="float">
            <text:p>0.305944342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.257986833728972" calcext:value-type="float">
            <text:p>0.257986833728972</text:p>
          </table:table-cell>
          <table:table-cell office:value-type="float" office:value="0.00244249189484273" calcext:value-type="float">
            <text:p>0.00244249189484273</text:p>
          </table:table-cell>
          <table:table-cell office:value-type="float" office:value="0.249632018" calcext:value-type="float">
            <text:p>0.249632018</text:p>
          </table:table-cell>
          <table:table-cell office:value-type="float" office:value="0.2565200945" calcext:value-type="float">
            <text:p>0.2565200945</text:p>
          </table:table-cell>
          <table:table-cell office:value-type="float" office:value="0.2579897185" calcext:value-type="float">
            <text:p>0.2579897185</text:p>
          </table:table-cell>
          <table:table-cell office:value-type="float" office:value="0.25972946575" calcext:value-type="float">
            <text:p>0.25972946575</text:p>
          </table:table-cell>
          <table:table-cell office:value-type="float" office:value="0.263266401" calcext:value-type="float">
            <text:p>0.263266401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.255156205043011" calcext:value-type="float">
            <text:p>0.255156205043011</text:p>
          </table:table-cell>
          <table:table-cell office:value-type="float" office:value="0.00137791527469726" calcext:value-type="float">
            <text:p>0.00137791527469726</text:p>
          </table:table-cell>
          <table:table-cell office:value-type="float" office:value="0.247733222" calcext:value-type="float">
            <text:p>0.247733222</text:p>
          </table:table-cell>
          <table:table-cell office:value-type="float" office:value="0.25461961525" calcext:value-type="float">
            <text:p>0.25461961525</text:p>
          </table:table-cell>
          <table:table-cell office:value-type="float" office:value="0.2554558585" calcext:value-type="float">
            <text:p>0.2554558585</text:p>
          </table:table-cell>
          <table:table-cell office:value-type="float" office:value="0.256149873" calcext:value-type="float">
            <text:p>0.256149873</text:p>
          </table:table-cell>
          <table:table-cell office:value-type="float" office:value="0.257011726" calcext:value-type="float">
            <text:p>0.257011726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.291997655069149" calcext:value-type="float">
            <text:p>0.291997655069149</text:p>
          </table:table-cell>
          <table:table-cell office:value-type="float" office:value="0.00811340022504078" calcext:value-type="float">
            <text:p>0.00811340022504078</text:p>
          </table:table-cell>
          <table:table-cell office:value-type="float" office:value="0.263678598" calcext:value-type="float">
            <text:p>0.263678598</text:p>
          </table:table-cell>
          <table:table-cell office:value-type="float" office:value="0.2874991" calcext:value-type="float">
            <text:p>0.2874991</text:p>
          </table:table-cell>
          <table:table-cell office:value-type="float" office:value="0.292189283" calcext:value-type="float">
            <text:p>0.292189283</text:p>
          </table:table-cell>
          <table:table-cell office:value-type="float" office:value="0.297267315" calcext:value-type="float">
            <text:p>0.297267315</text:p>
          </table:table-cell>
          <table:table-cell office:value-type="float" office:value="0.311583525" calcext:value-type="float">
            <text:p>0.311583525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.300024089482412" calcext:value-type="float">
            <text:p>0.300024089482412</text:p>
          </table:table-cell>
          <table:table-cell office:value-type="float" office:value="0.0142460746495651" calcext:value-type="float">
            <text:p>0.0142460746495651</text:p>
          </table:table-cell>
          <table:table-cell office:value-type="float" office:value="0.259320648" calcext:value-type="float">
            <text:p>0.259320648</text:p>
          </table:table-cell>
          <table:table-cell office:value-type="float" office:value="0.28985165" calcext:value-type="float">
            <text:p>0.28985165</text:p>
          </table:table-cell>
          <table:table-cell office:value-type="float" office:value="0.30794588" calcext:value-type="float">
            <text:p>0.30794588</text:p>
          </table:table-cell>
          <table:table-cell office:value-type="float" office:value="0.3112696585" calcext:value-type="float">
            <text:p>0.3112696585</text:p>
          </table:table-cell>
          <table:table-cell office:value-type="float" office:value="0.312553089" calcext:value-type="float">
            <text:p>0.312553089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.280395609905759" calcext:value-type="float">
            <text:p>0.280395609905759</text:p>
          </table:table-cell>
          <table:table-cell office:value-type="float" office:value="0.0056207624271713" calcext:value-type="float">
            <text:p>0.0056207624271713</text:p>
          </table:table-cell>
          <table:table-cell office:value-type="float" office:value="0.257077966" calcext:value-type="float">
            <text:p>0.257077966</text:p>
          </table:table-cell>
          <table:table-cell office:value-type="float" office:value="0.278322824" calcext:value-type="float">
            <text:p>0.278322824</text:p>
          </table:table-cell>
          <table:table-cell office:value-type="float" office:value="0.282504708" calcext:value-type="float">
            <text:p>0.282504708</text:p>
          </table:table-cell>
          <table:table-cell office:value-type="float" office:value="0.284338293" calcext:value-type="float">
            <text:p>0.284338293</text:p>
          </table:table-cell>
          <table:table-cell office:value-type="float" office:value="0.285691498" calcext:value-type="float">
            <text:p>0.285691498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.333310149368421" calcext:value-type="float">
            <text:p>0.333310149368421</text:p>
          </table:table-cell>
          <table:table-cell office:value-type="float" office:value="0.0181634037229265" calcext:value-type="float">
            <text:p>0.0181634037229265</text:p>
          </table:table-cell>
          <table:table-cell office:value-type="float" office:value="0.260354991" calcext:value-type="float">
            <text:p>0.260354991</text:p>
          </table:table-cell>
          <table:table-cell office:value-type="float" office:value="0.327815082" calcext:value-type="float">
            <text:p>0.327815082</text:p>
          </table:table-cell>
          <table:table-cell office:value-type="float" office:value="0.341119475" calcext:value-type="float">
            <text:p>0.341119475</text:p>
          </table:table-cell>
          <table:table-cell office:value-type="float" office:value="0.345173149" calcext:value-type="float">
            <text:p>0.345173149</text:p>
          </table:table-cell>
          <table:table-cell office:value-type="float" office:value="0.348794188" calcext:value-type="float">
            <text:p>0.348794188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.303793737630208" calcext:value-type="float">
            <text:p>0.303793737630208</text:p>
          </table:table-cell>
          <table:table-cell office:value-type="float" office:value="0.0162125109633658" calcext:value-type="float">
            <text:p>0.0162125109633658</text:p>
          </table:table-cell>
          <table:table-cell office:value-type="float" office:value="0.2665366" calcext:value-type="float">
            <text:p>0.2665366</text:p>
          </table:table-cell>
          <table:table-cell office:value-type="float" office:value="0.2906341615" calcext:value-type="float">
            <text:p>0.2906341615</text:p>
          </table:table-cell>
          <table:table-cell office:value-type="float" office:value="0.301946492" calcext:value-type="float">
            <text:p>0.301946492</text:p>
          </table:table-cell>
          <table:table-cell office:value-type="float" office:value="0.320134578" calcext:value-type="float">
            <text:p>0.320134578</text:p>
          </table:table-cell>
          <table:table-cell office:value-type="float" office:value="0.328305548" calcext:value-type="float">
            <text:p>0.328305548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.289895172193877" calcext:value-type="float">
            <text:p>0.289895172193877</text:p>
          </table:table-cell>
          <table:table-cell office:value-type="float" office:value="0.00503035081824505" calcext:value-type="float">
            <text:p>0.00503035081824505</text:p>
          </table:table-cell>
          <table:table-cell office:value-type="float" office:value="0.274973552" calcext:value-type="float">
            <text:p>0.274973552</text:p>
          </table:table-cell>
          <table:table-cell office:value-type="float" office:value="0.28712906325" calcext:value-type="float">
            <text:p>0.28712906325</text:p>
          </table:table-cell>
          <table:table-cell office:value-type="float" office:value="0.289613417" calcext:value-type="float">
            <text:p>0.289613417</text:p>
          </table:table-cell>
          <table:table-cell office:value-type="float" office:value="0.2934660425" calcext:value-type="float">
            <text:p>0.2934660425</text:p>
          </table:table-cell>
          <table:table-cell office:value-type="float" office:value="0.303077101" calcext:value-type="float">
            <text:p>0.303077101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286129390210526" calcext:value-type="float">
            <text:p>0.286129390210526</text:p>
          </table:table-cell>
          <table:table-cell office:value-type="float" office:value="0.00525625602666944" calcext:value-type="float">
            <text:p>0.00525625602666944</text:p>
          </table:table-cell>
          <table:table-cell office:value-type="float" office:value="0.274744573" calcext:value-type="float">
            <text:p>0.274744573</text:p>
          </table:table-cell>
          <table:table-cell office:value-type="float" office:value="0.281587326" calcext:value-type="float">
            <text:p>0.281587326</text:p>
          </table:table-cell>
          <table:table-cell office:value-type="float" office:value="0.2875531595" calcext:value-type="float">
            <text:p>0.2875531595</text:p>
          </table:table-cell>
          <table:table-cell office:value-type="float" office:value="0.290891479" calcext:value-type="float">
            <text:p>0.290891479</text:p>
          </table:table-cell>
          <table:table-cell office:value-type="float" office:value="0.2929844" calcext:value-type="float">
            <text:p>0.2929844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.334966391312195" calcext:value-type="float">
            <text:p>0.334966391312195</text:p>
          </table:table-cell>
          <table:table-cell office:value-type="float" office:value="0.00490281129001494" calcext:value-type="float">
            <text:p>0.00490281129001494</text:p>
          </table:table-cell>
          <table:table-cell office:value-type="float" office:value="0.310465612" calcext:value-type="float">
            <text:p>0.310465612</text:p>
          </table:table-cell>
          <table:table-cell office:value-type="float" office:value="0.332408624" calcext:value-type="float">
            <text:p>0.332408624</text:p>
          </table:table-cell>
          <table:table-cell office:value-type="float" office:value="0.336441551" calcext:value-type="float">
            <text:p>0.336441551</text:p>
          </table:table-cell>
          <table:table-cell office:value-type="float" office:value="0.33879764" calcext:value-type="float">
            <text:p>0.33879764</text:p>
          </table:table-cell>
          <table:table-cell office:value-type="float" office:value="0.340630043" calcext:value-type="float">
            <text:p>0.340630043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.364969200153846" calcext:value-type="float">
            <text:p>0.364969200153846</text:p>
          </table:table-cell>
          <table:table-cell office:value-type="float" office:value="0.0161911589140565" calcext:value-type="float">
            <text:p>0.0161911589140565</text:p>
          </table:table-cell>
          <table:table-cell office:value-type="float" office:value="0.316323518" calcext:value-type="float">
            <text:p>0.316323518</text:p>
          </table:table-cell>
          <table:table-cell office:value-type="float" office:value="0.353835055" calcext:value-type="float">
            <text:p>0.353835055</text:p>
          </table:table-cell>
          <table:table-cell office:value-type="float" office:value="0.368369248" calcext:value-type="float">
            <text:p>0.368369248</text:p>
          </table:table-cell>
          <table:table-cell office:value-type="float" office:value="0.37780049675" calcext:value-type="float">
            <text:p>0.37780049675</text:p>
          </table:table-cell>
          <table:table-cell office:value-type="float" office:value="0.390544889" calcext:value-type="float">
            <text:p>0.390544889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.357139627067961" calcext:value-type="float">
            <text:p>0.357139627067961</text:p>
          </table:table-cell>
          <table:table-cell office:value-type="float" office:value="0.00863077909181933" calcext:value-type="float">
            <text:p>0.00863077909181933</text:p>
          </table:table-cell>
          <table:table-cell office:value-type="float" office:value="0.323961329" calcext:value-type="float">
            <text:p>0.323961329</text:p>
          </table:table-cell>
          <table:table-cell office:value-type="float" office:value="0.349591572" calcext:value-type="float">
            <text:p>0.349591572</text:p>
          </table:table-cell>
          <table:table-cell office:value-type="float" office:value="0.359062534" calcext:value-type="float">
            <text:p>0.359062534</text:p>
          </table:table-cell>
          <table:table-cell office:value-type="float" office:value="0.36405862775" calcext:value-type="float">
            <text:p>0.36405862775</text:p>
          </table:table-cell>
          <table:table-cell office:value-type="float" office:value="0.37154074" calcext:value-type="float">
            <text:p>0.37154074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.39499365996087" calcext:value-type="float">
            <text:p>0.39499365996087</text:p>
          </table:table-cell>
          <table:table-cell office:value-type="float" office:value="0.00875329321567303" calcext:value-type="float">
            <text:p>0.00875329321567303</text:p>
          </table:table-cell>
          <table:table-cell office:value-type="float" office:value="0.359398903" calcext:value-type="float">
            <text:p>0.359398903</text:p>
          </table:table-cell>
          <table:table-cell office:value-type="float" office:value="0.391152012" calcext:value-type="float">
            <text:p>0.391152012</text:p>
          </table:table-cell>
          <table:table-cell office:value-type="float" office:value="0.3969209975" calcext:value-type="float">
            <text:p>0.3969209975</text:p>
          </table:table-cell>
          <table:table-cell office:value-type="float" office:value="0.40192453875" calcext:value-type="float">
            <text:p>0.40192453875</text:p>
          </table:table-cell>
          <table:table-cell office:value-type="float" office:value="0.404730024" calcext:value-type="float">
            <text:p>0.404730024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.36775693342381" calcext:value-type="float">
            <text:p>0.36775693342381</text:p>
          </table:table-cell>
          <table:table-cell office:value-type="float" office:value="0.00556075681305754" calcext:value-type="float">
            <text:p>0.00556075681305754</text:p>
          </table:table-cell>
          <table:table-cell office:value-type="float" office:value="0.342807977" calcext:value-type="float">
            <text:p>0.342807977</text:p>
          </table:table-cell>
          <table:table-cell office:value-type="float" office:value="0.36596337925" calcext:value-type="float">
            <text:p>0.36596337925</text:p>
          </table:table-cell>
          <table:table-cell office:value-type="float" office:value="0.3693967955" calcext:value-type="float">
            <text:p>0.3693967955</text:p>
          </table:table-cell>
          <table:table-cell office:value-type="float" office:value="0.37194754075" calcext:value-type="float">
            <text:p>0.37194754075</text:p>
          </table:table-cell>
          <table:table-cell office:value-type="float" office:value="0.373252923" calcext:value-type="float">
            <text:p>0.373252923</text:p>
          </table:table-cell>
          <table:table-cell office:value-type="string" calcext:value-type="string">
            <text:p>inf</text:p>
          </table:table-cell>
          <table:table-cell table:number-columns-repeated="16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3.11512935330769" calcext:value-type="float">
            <text:p>3.11512935330769</text:p>
          </table:table-cell>
          <table:table-cell office:value-type="float" office:value="0.00257170424125899" calcext:value-type="float">
            <text:p>0.00257170424125899</text:p>
          </table:table-cell>
          <table:table-cell office:value-type="float" office:value="3.10630454" calcext:value-type="float">
            <text:p>3.10630454</text:p>
          </table:table-cell>
          <table:table-cell office:value-type="float" office:value="3.1134332535" calcext:value-type="float">
            <text:p>3.1134332535</text:p>
          </table:table-cell>
          <table:table-cell office:value-type="float" office:value="3.11519338" calcext:value-type="float">
            <text:p>3.11519338</text:p>
          </table:table-cell>
          <table:table-cell office:value-type="float" office:value="3.1169045165" calcext:value-type="float">
            <text:p>3.1169045165</text:p>
          </table:table-cell>
          <table:table-cell office:value-type="float" office:value="3.122282181" calcext:value-type="float">
            <text:p>3.122282181</text:p>
          </table:table-cell>
          <table:table-cell office:value-type="float" office:value="3.83764511025642" calcext:value-type="float">
            <text:p>3.83764511025642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.1377570154" calcext:value-type="float">
            <text:p>4.1377570154</text:p>
          </table:table-cell>
          <table:table-cell office:value-type="float" office:value="0.793983145279535" calcext:value-type="float">
            <text:p>0.793983145279535</text:p>
          </table:table-cell>
          <table:table-cell office:value-type="float" office:value="3.125198792" calcext:value-type="float">
            <text:p>3.125198792</text:p>
          </table:table-cell>
          <table:table-cell office:value-type="float" office:value="3.825054935" calcext:value-type="float">
            <text:p>3.825054935</text:p>
          </table:table-cell>
          <table:table-cell office:value-type="float" office:value="3.851176372" calcext:value-type="float">
            <text:p>3.851176372</text:p>
          </table:table-cell>
          <table:table-cell office:value-type="float" office:value="4.850306968" calcext:value-type="float">
            <text:p>4.850306968</text:p>
          </table:table-cell>
          <table:table-cell office:value-type="float" office:value="5.03704801" calcext:value-type="float">
            <text:p>5.03704801</text:p>
          </table:table-cell>
          <table:table-cell office:value-type="float" office:value="18.2216290114286" calcext:value-type="float">
            <text:p>18.221629011428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office:value-type="float" office:value="6.53056504706796" calcext:value-type="float">
            <text:p>6.53056504706796</text:p>
          </table:table-cell>
          <table:table-cell office:value-type="float" office:value="1.04096474679332" calcext:value-type="float">
            <text:p>1.04096474679332</text:p>
          </table:table-cell>
          <table:table-cell office:value-type="float" office:value="3.125970245" calcext:value-type="float">
            <text:p>3.125970245</text:p>
          </table:table-cell>
          <table:table-cell office:value-type="float" office:value="6.17900729925" calcext:value-type="float">
            <text:p>6.17900729925</text:p>
          </table:table-cell>
          <table:table-cell office:value-type="float" office:value="6.9712056475" calcext:value-type="float">
            <text:p>6.9712056475</text:p>
          </table:table-cell>
          <table:table-cell office:value-type="float" office:value="7.22608741475" calcext:value-type="float">
            <text:p>7.22608741475</text:p>
          </table:table-cell>
          <table:table-cell office:value-type="float" office:value="7.302115991" calcext:value-type="float">
            <text:p>7.302115991</text:p>
          </table:table-cell>
          <table:table-cell office:value-type="float" office:value="63.2641261766991" calcext:value-type="float">
            <text:p>63.2641261766991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  <table:table-cell office:value-type="float" office:value="3.63020376118227" calcext:value-type="float">
            <text:p>3.63020376118227</text:p>
          </table:table-cell>
          <table:table-cell office:value-type="float" office:value="0.0104090445826126" calcext:value-type="float">
            <text:p>0.0104090445826126</text:p>
          </table:table-cell>
          <table:table-cell office:value-type="float" office:value="3.597800488" calcext:value-type="float">
            <text:p>3.597800488</text:p>
          </table:table-cell>
          <table:table-cell office:value-type="float" office:value="3.6229666235" calcext:value-type="float">
            <text:p>3.6229666235</text:p>
          </table:table-cell>
          <table:table-cell office:value-type="float" office:value="3.630499228" calcext:value-type="float">
            <text:p>3.630499228</text:p>
          </table:table-cell>
          <table:table-cell office:value-type="float" office:value="3.6378025075" calcext:value-type="float">
            <text:p>3.6378025075</text:p>
          </table:table-cell>
          <table:table-cell office:value-type="float" office:value="3.651737217" calcext:value-type="float">
            <text:p>3.651737217</text:p>
          </table:table-cell>
          <table:table-cell office:value-type="float" office:value="9.24490597044335" calcext:value-type="float">
            <text:p>9.24490597044335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4.12381204480645" calcext:value-type="float">
            <text:p>4.12381204480645</text:p>
          </table:table-cell>
          <table:table-cell office:value-type="float" office:value="0.0362385486905363" calcext:value-type="float">
            <text:p>0.0362385486905363</text:p>
          </table:table-cell>
          <table:table-cell office:value-type="float" office:value="4.001483053" calcext:value-type="float">
            <text:p>4.001483053</text:p>
          </table:table-cell>
          <table:table-cell office:value-type="float" office:value="4.1036493285" calcext:value-type="float">
            <text:p>4.1036493285</text:p>
          </table:table-cell>
          <table:table-cell office:value-type="float" office:value="4.127502026" calcext:value-type="float">
            <text:p>4.127502026</text:p>
          </table:table-cell>
          <table:table-cell office:value-type="float" office:value="4.14767202975" calcext:value-type="float">
            <text:p>4.14767202975</text:p>
          </table:table-cell>
          <table:table-cell office:value-type="float" office:value="4.192594003" calcext:value-type="float">
            <text:p>4.192594003</text:p>
          </table:table-cell>
          <table:table-cell office:value-type="float" office:value="3.0953011201613" calcext:value-type="float">
            <text:p>3.0953011201613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98" calcext:value-type="float">
            <text:p>198</text:p>
          </table:table-cell>
          <table:table-cell office:value-type="float" office:value="4.06237540945455" calcext:value-type="float">
            <text:p>4.06237540945455</text:p>
          </table:table-cell>
          <table:table-cell office:value-type="float" office:value="0.00510984590169294" calcext:value-type="float">
            <text:p>0.00510984590169294</text:p>
          </table:table-cell>
          <table:table-cell office:value-type="float" office:value="4.047367086" calcext:value-type="float">
            <text:p>4.047367086</text:p>
          </table:table-cell>
          <table:table-cell office:value-type="float" office:value="4.05896301675" calcext:value-type="float">
            <text:p>4.05896301675</text:p>
          </table:table-cell>
          <table:table-cell office:value-type="float" office:value="4.062223871" calcext:value-type="float">
            <text:p>4.062223871</text:p>
          </table:table-cell>
          <table:table-cell office:value-type="float" office:value="4.0664335195" calcext:value-type="float">
            <text:p>4.0664335195</text:p>
          </table:table-cell>
          <table:table-cell office:value-type="float" office:value="4.072769551" calcext:value-type="float">
            <text:p>4.072769551</text:p>
          </table:table-cell>
          <table:table-cell office:value-type="float" office:value="9.72499090101011" calcext:value-type="float">
            <text:p>9.72499090101011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4.14286948891753" calcext:value-type="float">
            <text:p>4.14286948891753</text:p>
          </table:table-cell>
          <table:table-cell office:value-type="float" office:value="0.0326236447691974" calcext:value-type="float">
            <text:p>0.0326236447691974</text:p>
          </table:table-cell>
          <table:table-cell office:value-type="float" office:value="4.077770415" calcext:value-type="float">
            <text:p>4.077770415</text:p>
          </table:table-cell>
          <table:table-cell office:value-type="float" office:value="4.106462904" calcext:value-type="float">
            <text:p>4.106462904</text:p>
          </table:table-cell>
          <table:table-cell office:value-type="float" office:value="4.161314334" calcext:value-type="float">
            <text:p>4.161314334</text:p>
          </table:table-cell>
          <table:table-cell office:value-type="float" office:value="4.167832987" calcext:value-type="float">
            <text:p>4.167832987</text:p>
          </table:table-cell>
          <table:table-cell office:value-type="float" office:value="4.178290568" calcext:value-type="float">
            <text:p>4.178290568</text:p>
          </table:table-cell>
          <table:table-cell office:value-type="float" office:value="17.1426102216495" calcext:value-type="float">
            <text:p>17.1426102216495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4.645009996" calcext:value-type="float">
            <text:p>4.645009996</text:p>
          </table:table-cell>
          <table:table-cell office:value-type="float" office:value="0.0175672569457651" calcext:value-type="float">
            <text:p>0.0175672569457651</text:p>
          </table:table-cell>
          <table:table-cell office:value-type="float" office:value="4.601152626" calcext:value-type="float">
            <text:p>4.601152626</text:p>
          </table:table-cell>
          <table:table-cell office:value-type="float" office:value="4.632976016" calcext:value-type="float">
            <text:p>4.632976016</text:p>
          </table:table-cell>
          <table:table-cell office:value-type="float" office:value="4.647091869" calcext:value-type="float">
            <text:p>4.647091869</text:p>
          </table:table-cell>
          <table:table-cell office:value-type="float" office:value="4.658254397" calcext:value-type="float">
            <text:p>4.658254397</text:p>
          </table:table-cell>
          <table:table-cell office:value-type="float" office:value="4.681222379" calcext:value-type="float">
            <text:p>4.681222379</text:p>
          </table:table-cell>
          <table:table-cell office:value-type="float" office:value="7.09980008" calcext:value-type="float">
            <text:p>7.09980008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5.58950021044907" calcext:value-type="float">
            <text:p>5.58950021044907</text:p>
          </table:table-cell>
          <table:table-cell office:value-type="float" office:value="0.288920265594473" calcext:value-type="float">
            <text:p>0.288920265594473</text:p>
          </table:table-cell>
          <table:table-cell office:value-type="float" office:value="4.953123201" calcext:value-type="float">
            <text:p>4.953123201</text:p>
          </table:table-cell>
          <table:table-cell office:value-type="float" office:value="5.3972589655" calcext:value-type="float">
            <text:p>5.3972589655</text:p>
          </table:table-cell>
          <table:table-cell office:value-type="float" office:value="5.5646108045" calcext:value-type="float">
            <text:p>5.5646108045</text:p>
          </table:table-cell>
          <table:table-cell office:value-type="float" office:value="5.781607833" calcext:value-type="float">
            <text:p>5.781607833</text:p>
          </table:table-cell>
          <table:table-cell office:value-type="float" office:value="6.423493429" calcext:value-type="float">
            <text:p>6.423493429</text:p>
          </table:table-cell>
          <table:table-cell office:value-type="float" office:value="11.7900042089815" calcext:value-type="float">
            <text:p>11.7900042089815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213" calcext:value-type="float">
            <text:p>213</text:p>
          </table:table-cell>
          <table:table-cell office:value-type="float" office:value="5.68446017950235" calcext:value-type="float">
            <text:p>5.68446017950235</text:p>
          </table:table-cell>
          <table:table-cell office:value-type="float" office:value="0.12233595911734" calcext:value-type="float">
            <text:p>0.12233595911734</text:p>
          </table:table-cell>
          <table:table-cell office:value-type="float" office:value="5.011121438" calcext:value-type="float">
            <text:p>5.011121438</text:p>
          </table:table-cell>
          <table:table-cell office:value-type="float" office:value="5.693405548" calcext:value-type="float">
            <text:p>5.693405548</text:p>
          </table:table-cell>
          <table:table-cell office:value-type="float" office:value="5.73114261" calcext:value-type="float">
            <text:p>5.73114261</text:p>
          </table:table-cell>
          <table:table-cell office:value-type="float" office:value="5.747840935" calcext:value-type="float">
            <text:p>5.747840935</text:p>
          </table:table-cell>
          <table:table-cell office:value-type="float" office:value="5.761342048" calcext:value-type="float">
            <text:p>5.761342048</text:p>
          </table:table-cell>
          <table:table-cell office:value-type="float" office:value="3.35382144549722" calcext:value-type="float">
            <text:p>3.35382144549722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office:value-type="float" office:value="5.13638249666839" calcext:value-type="float">
            <text:p>5.13638249666839</text:p>
          </table:table-cell>
          <table:table-cell office:value-type="float" office:value="0.0276700002528038" calcext:value-type="float">
            <text:p>0.0276700002528038</text:p>
          </table:table-cell>
          <table:table-cell office:value-type="float" office:value="5.027922336" calcext:value-type="float">
            <text:p>5.027922336</text:p>
          </table:table-cell>
          <table:table-cell office:value-type="float" office:value="5.121176735" calcext:value-type="float">
            <text:p>5.121176735</text:p>
          </table:table-cell>
          <table:table-cell office:value-type="float" office:value="5.141736553" calcext:value-type="float">
            <text:p>5.141736553</text:p>
          </table:table-cell>
          <table:table-cell office:value-type="float" office:value="5.154816431" calcext:value-type="float">
            <text:p>5.154816431</text:p>
          </table:table-cell>
          <table:table-cell office:value-type="float" office:value="5.182223361" calcext:value-type="float">
            <text:p>5.182223361</text:p>
          </table:table-cell>
          <table:table-cell office:value-type="float" office:value="14.3936250555268" calcext:value-type="float">
            <text:p>14.3936250555268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5.13640653913684" calcext:value-type="float">
            <text:p>5.13640653913684</text:p>
          </table:table-cell>
          <table:table-cell office:value-type="float" office:value="0.0288543341192804" calcext:value-type="float">
            <text:p>0.0288543341192804</text:p>
          </table:table-cell>
          <table:table-cell office:value-type="float" office:value="5.051803585" calcext:value-type="float">
            <text:p>5.051803585</text:p>
          </table:table-cell>
          <table:table-cell office:value-type="float" office:value="5.1177316825" calcext:value-type="float">
            <text:p>5.1177316825</text:p>
          </table:table-cell>
          <table:table-cell office:value-type="float" office:value="5.1355483615" calcext:value-type="float">
            <text:p>5.1355483615</text:p>
          </table:table-cell>
          <table:table-cell office:value-type="float" office:value="5.15192051025" calcext:value-type="float">
            <text:p>5.15192051025</text:p>
          </table:table-cell>
          <table:table-cell office:value-type="float" office:value="5.211048515" calcext:value-type="float">
            <text:p>5.211048515</text:p>
          </table:table-cell>
          <table:table-cell office:value-type="float" office:value="14.3932243477193" calcext:value-type="float">
            <text:p>14.3932243477193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float" office:value="5.21105906322043" calcext:value-type="float">
            <text:p>5.21105906322043</text:p>
          </table:table-cell>
          <table:table-cell office:value-type="float" office:value="0.0179791521003908" calcext:value-type="float">
            <text:p>0.0179791521003908</text:p>
          </table:table-cell>
          <table:table-cell office:value-type="float" office:value="5.135037818" calcext:value-type="float">
            <text:p>5.135037818</text:p>
          </table:table-cell>
          <table:table-cell office:value-type="float" office:value="5.202619121" calcext:value-type="float">
            <text:p>5.202619121</text:p>
          </table:table-cell>
          <table:table-cell office:value-type="float" office:value="5.214265146" calcext:value-type="float">
            <text:p>5.214265146</text:p>
          </table:table-cell>
          <table:table-cell office:value-type="float" office:value="5.22493893625" calcext:value-type="float">
            <text:p>5.22493893625</text:p>
          </table:table-cell>
          <table:table-cell office:value-type="float" office:value="5.234415686" calcext:value-type="float">
            <text:p>5.234415686</text:p>
          </table:table-cell>
          <table:table-cell office:value-type="float" office:value="13.1490156129928" calcext:value-type="float">
            <text:p>13.1490156129928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254" calcext:value-type="float">
            <text:p>254</text:p>
          </table:table-cell>
          <table:table-cell office:value-type="float" office:value="6.2736023761063" calcext:value-type="float">
            <text:p>6.2736023761063</text:p>
          </table:table-cell>
          <table:table-cell office:value-type="float" office:value="0.135823892231354" calcext:value-type="float">
            <text:p>0.135823892231354</text:p>
          </table:table-cell>
          <table:table-cell office:value-type="float" office:value="5.315481696" calcext:value-type="float">
            <text:p>5.315481696</text:p>
          </table:table-cell>
          <table:table-cell office:value-type="float" office:value="6.230848781" calcext:value-type="float">
            <text:p>6.230848781</text:p>
          </table:table-cell>
          <table:table-cell office:value-type="float" office:value="6.3242450885" calcext:value-type="float">
            <text:p>6.3242450885</text:p>
          </table:table-cell>
          <table:table-cell office:value-type="float" office:value="6.36168868975" calcext:value-type="float">
            <text:p>6.36168868975</text:p>
          </table:table-cell>
          <table:table-cell office:value-type="float" office:value="6.382903401" calcext:value-type="float">
            <text:p>6.382903401</text:p>
          </table:table-cell>
          <table:table-cell office:value-type="float" office:value="3.48304036759539" calcext:value-type="float">
            <text:p>3.48304036759539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.74249231883333" calcext:value-type="float">
            <text:p>5.74249231883333</text:p>
          </table:table-cell>
          <table:table-cell office:value-type="float" office:value="0.38958792205253" calcext:value-type="float">
            <text:p>0.38958792205253</text:p>
          </table:table-cell>
          <table:table-cell office:value-type="float" office:value="5.33486814" calcext:value-type="float">
            <text:p>5.33486814</text:p>
          </table:table-cell>
          <table:table-cell office:value-type="float" office:value="5.4226690695" calcext:value-type="float">
            <text:p>5.4226690695</text:p>
          </table:table-cell>
          <table:table-cell office:value-type="float" office:value="5.5859891785" calcext:value-type="float">
            <text:p>5.5859891785</text:p>
          </table:table-cell>
          <table:table-cell office:value-type="float" office:value="6.069541491" calcext:value-type="float">
            <text:p>6.069541491</text:p>
          </table:table-cell>
          <table:table-cell office:value-type="float" office:value="6.551171703" calcext:value-type="float">
            <text:p>6.551171703</text:p>
          </table:table-cell>
          <table:table-cell office:value-type="float" office:value="17.9643954452381" calcext:value-type="float">
            <text:p>17.9643954452381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7.1294192775" calcext:value-type="float">
            <text:p>7.1294192775</text:p>
          </table:table-cell>
          <table:table-cell office:value-type="float" office:value="0.746610163378008" calcext:value-type="float">
            <text:p>0.746610163378008</text:p>
          </table:table-cell>
          <table:table-cell office:value-type="float" office:value="5.42129232" calcext:value-type="float">
            <text:p>5.42129232</text:p>
          </table:table-cell>
          <table:table-cell office:value-type="float" office:value="6.5491504855" calcext:value-type="float">
            <text:p>6.5491504855</text:p>
          </table:table-cell>
          <table:table-cell office:value-type="float" office:value="7.2078249205" calcext:value-type="float">
            <text:p>7.2078249205</text:p>
          </table:table-cell>
          <table:table-cell office:value-type="float" office:value="7.78853935375" calcext:value-type="float">
            <text:p>7.78853935375</text:p>
          </table:table-cell>
          <table:table-cell office:value-type="float" office:value="8.363251166" calcext:value-type="float">
            <text:p>8.363251166</text:p>
          </table:table-cell>
          <table:table-cell office:value-type="float" office:value="1.84884682142858" calcext:value-type="float">
            <text:p>1.84884682142858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float" office:value="6.43990389598618" calcext:value-type="float">
            <text:p>6.43990389598618</text:p>
          </table:table-cell>
          <table:table-cell office:value-type="float" office:value="0.295189061030387" calcext:value-type="float">
            <text:p>0.295189061030387</text:p>
          </table:table-cell>
          <table:table-cell office:value-type="float" office:value="5.53360641" calcext:value-type="float">
            <text:p>5.53360641</text:p>
          </table:table-cell>
          <table:table-cell office:value-type="float" office:value="6.222542386" calcext:value-type="float">
            <text:p>6.222542386</text:p>
          </table:table-cell>
          <table:table-cell office:value-type="float" office:value="6.409709383" calcext:value-type="float">
            <text:p>6.409709383</text:p>
          </table:table-cell>
          <table:table-cell office:value-type="float" office:value="6.642176685" calcext:value-type="float">
            <text:p>6.642176685</text:p>
          </table:table-cell>
          <table:table-cell office:value-type="float" office:value="7.328796154" calcext:value-type="float">
            <text:p>7.328796154</text:p>
          </table:table-cell>
          <table:table-cell office:value-type="float" office:value="8.00137291448321" calcext:value-type="float">
            <text:p>8.00137291448321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float" office:value="6.14348711072897" calcext:value-type="float">
            <text:p>6.14348711072897</text:p>
          </table:table-cell>
          <table:table-cell office:value-type="float" office:value="0.058488866081303" calcext:value-type="float">
            <text:p>0.058488866081303</text:p>
          </table:table-cell>
          <table:table-cell office:value-type="float" office:value="5.937556004" calcext:value-type="float">
            <text:p>5.937556004</text:p>
          </table:table-cell>
          <table:table-cell office:value-type="float" office:value="6.11001056675" calcext:value-type="float">
            <text:p>6.11001056675</text:p>
          </table:table-cell>
          <table:table-cell office:value-type="float" office:value="6.1459158115" calcext:value-type="float">
            <text:p>6.1459158115</text:p>
          </table:table-cell>
          <table:table-cell office:value-type="float" office:value="6.18399890375" calcext:value-type="float">
            <text:p>6.18399890375</text:p>
          </table:table-cell>
          <table:table-cell office:value-type="float" office:value="6.27241379" calcext:value-type="float">
            <text:p>6.27241379</text:p>
          </table:table-cell>
          <table:table-cell office:value-type="float" office:value="12.2358984181576" calcext:value-type="float">
            <text:p>12.2358984181576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6.15827039623118" calcext:value-type="float">
            <text:p>6.15827039623118</text:p>
          </table:table-cell>
          <table:table-cell office:value-type="float" office:value="0.0334024384647987" calcext:value-type="float">
            <text:p>0.0334024384647987</text:p>
          </table:table-cell>
          <table:table-cell office:value-type="float" office:value="5.978297553" calcext:value-type="float">
            <text:p>5.978297553</text:p>
          </table:table-cell>
          <table:table-cell office:value-type="float" office:value="6.1452031965" calcext:value-type="float">
            <text:p>6.1452031965</text:p>
          </table:table-cell>
          <table:table-cell office:value-type="float" office:value="6.1641318565" calcext:value-type="float">
            <text:p>6.1641318565</text:p>
          </table:table-cell>
          <table:table-cell office:value-type="float" office:value="6.182210686" calcext:value-type="float">
            <text:p>6.182210686</text:p>
          </table:table-cell>
          <table:table-cell office:value-type="float" office:value="6.200617538" calcext:value-type="float">
            <text:p>6.200617538</text:p>
          </table:table-cell>
          <table:table-cell office:value-type="float" office:value="12.0247086252688" calcext:value-type="float">
            <text:p>12.0247086252688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5" calcext:value-type="float">
            <text:p>7.5</text:p>
          </table:table-cell>
          <table:table-cell office:value-type="float" office:value="188" calcext:value-type="float">
            <text:p>188</text:p>
          </table:table-cell>
          <table:table-cell office:value-type="float" office:value="6.64770361817553" calcext:value-type="float">
            <text:p>6.64770361817553</text:p>
          </table:table-cell>
          <table:table-cell office:value-type="float" office:value="0.18534252481943" calcext:value-type="float">
            <text:p>0.18534252481943</text:p>
          </table:table-cell>
          <table:table-cell office:value-type="float" office:value="6.000260711" calcext:value-type="float">
            <text:p>6.000260711</text:p>
          </table:table-cell>
          <table:table-cell office:value-type="float" office:value="6.540092108" calcext:value-type="float">
            <text:p>6.540092108</text:p>
          </table:table-cell>
          <table:table-cell office:value-type="float" office:value="6.654334779" calcext:value-type="float">
            <text:p>6.654334779</text:p>
          </table:table-cell>
          <table:table-cell office:value-type="float" office:value="6.76773293225" calcext:value-type="float">
            <text:p>6.76773293225</text:p>
          </table:table-cell>
          <table:table-cell office:value-type="float" office:value="7.083642578" calcext:value-type="float">
            <text:p>7.083642578</text:p>
          </table:table-cell>
          <table:table-cell office:value-type="float" office:value="11.3639517576596" calcext:value-type="float">
            <text:p>11.3639517576596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float" office:value="7.05348200142211" calcext:value-type="float">
            <text:p>7.05348200142211</text:p>
          </table:table-cell>
          <table:table-cell office:value-type="float" office:value="0.333504984103504" calcext:value-type="float">
            <text:p>0.333504984103504</text:p>
          </table:table-cell>
          <table:table-cell office:value-type="float" office:value="6.094422561" calcext:value-type="float">
            <text:p>6.094422561</text:p>
          </table:table-cell>
          <table:table-cell office:value-type="float" office:value="6.8140833545" calcext:value-type="float">
            <text:p>6.8140833545</text:p>
          </table:table-cell>
          <table:table-cell office:value-type="float" office:value="7.237849489" calcext:value-type="float">
            <text:p>7.237849489</text:p>
          </table:table-cell>
          <table:table-cell office:value-type="float" office:value="7.3182647795" calcext:value-type="float">
            <text:p>7.3182647795</text:p>
          </table:table-cell>
          <table:table-cell office:value-type="float" office:value="7.346411866" calcext:value-type="float">
            <text:p>7.346411866</text:p>
          </table:table-cell>
          <table:table-cell office:value-type="float" office:value="11.8314749822236" calcext:value-type="float">
            <text:p>11.8314749822236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office:value-type="float" office:value="6.66897013220942" calcext:value-type="float">
            <text:p>6.66897013220942</text:p>
          </table:table-cell>
          <table:table-cell office:value-type="float" office:value="0.135013673345602" calcext:value-type="float">
            <text:p>0.135013673345602</text:p>
          </table:table-cell>
          <table:table-cell office:value-type="float" office:value="6.107756658" calcext:value-type="float">
            <text:p>6.107756658</text:p>
          </table:table-cell>
          <table:table-cell office:value-type="float" office:value="6.620742718" calcext:value-type="float">
            <text:p>6.620742718</text:p>
          </table:table-cell>
          <table:table-cell office:value-type="float" office:value="6.721268806" calcext:value-type="float">
            <text:p>6.721268806</text:p>
          </table:table-cell>
          <table:table-cell office:value-type="float" office:value="6.7652416925" calcext:value-type="float">
            <text:p>6.7652416925</text:p>
          </table:table-cell>
          <table:table-cell office:value-type="float" office:value="6.80088512" calcext:value-type="float">
            <text:p>6.80088512</text:p>
          </table:table-cell>
          <table:table-cell office:value-type="float" office:value="16.6378733473822" calcext:value-type="float">
            <text:p>16.6378733473822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office:value-type="float" office:value="8.00198638884796" calcext:value-type="float">
            <text:p>8.00198638884796</text:p>
          </table:table-cell>
          <table:table-cell office:value-type="float" office:value="0.437493050963453" calcext:value-type="float">
            <text:p>0.437493050963453</text:p>
          </table:table-cell>
          <table:table-cell office:value-type="float" office:value="6.244916434" calcext:value-type="float">
            <text:p>6.244916434</text:p>
          </table:table-cell>
          <table:table-cell office:value-type="float" office:value="7.8675221615" calcext:value-type="float">
            <text:p>7.8675221615</text:p>
          </table:table-cell>
          <table:table-cell office:value-type="float" office:value="8.19254705" calcext:value-type="float">
            <text:p>8.19254705</text:p>
          </table:table-cell>
          <table:table-cell office:value-type="float" office:value="8.2873402175" calcext:value-type="float">
            <text:p>8.2873402175</text:p>
          </table:table-cell>
          <table:table-cell office:value-type="float" office:value="8.364128247" calcext:value-type="float">
            <text:p>8.364128247</text:p>
          </table:table-cell>
          <table:table-cell office:value-type="float" office:value="0.0248298605994401" calcext:value-type="float">
            <text:p>0.0248298605994401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7.50226979931771" calcext:value-type="float">
            <text:p>7.50226979931771</text:p>
          </table:table-cell>
          <table:table-cell office:value-type="float" office:value="0.405673491153734" calcext:value-type="float">
            <text:p>0.405673491153734</text:p>
          </table:table-cell>
          <table:table-cell office:value-type="float" office:value="6.581692697" calcext:value-type="float">
            <text:p>6.581692697</text:p>
          </table:table-cell>
          <table:table-cell office:value-type="float" office:value="7.1773583035" calcext:value-type="float">
            <text:p>7.1773583035</text:p>
          </table:table-cell>
          <table:table-cell office:value-type="float" office:value="7.452386693" calcext:value-type="float">
            <text:p>7.452386693</text:p>
          </table:table-cell>
          <table:table-cell office:value-type="float" office:value="7.91728466475" calcext:value-type="float">
            <text:p>7.91728466475</text:p>
          </table:table-cell>
          <table:table-cell office:value-type="float" office:value="8.118026484" calcext:value-type="float">
            <text:p>8.118026484</text:p>
          </table:table-cell>
          <table:table-cell office:value-type="float" office:value="6.22162750852865" calcext:value-type="float">
            <text:p>6.22162750852865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float" office:value="6.99198485391327" calcext:value-type="float">
            <text:p>6.99198485391327</text:p>
          </table:table-cell>
          <table:table-cell office:value-type="float" office:value="0.121469016223408" calcext:value-type="float">
            <text:p>0.121469016223408</text:p>
          </table:table-cell>
          <table:table-cell office:value-type="float" office:value="6.634765825" calcext:value-type="float">
            <text:p>6.634765825</text:p>
          </table:table-cell>
          <table:table-cell office:value-type="float" office:value="6.92423406125" calcext:value-type="float">
            <text:p>6.92423406125</text:p>
          </table:table-cell>
          <table:table-cell office:value-type="float" office:value="6.9874630315" calcext:value-type="float">
            <text:p>6.9874630315</text:p>
          </table:table-cell>
          <table:table-cell office:value-type="float" office:value="7.078581559" calcext:value-type="float">
            <text:p>7.078581559</text:p>
          </table:table-cell>
          <table:table-cell office:value-type="float" office:value="7.309000393" calcext:value-type="float">
            <text:p>7.309000393</text:p>
          </table:table-cell>
          <table:table-cell office:value-type="float" office:value="12.6001893260842" calcext:value-type="float">
            <text:p>12.6001893260842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5" calcext:value-type="float">
            <text:p>8.5</text:p>
          </table:table-cell>
          <table:table-cell office:value-type="float" office:value="38" calcext:value-type="float">
            <text:p>38</text:p>
          </table:table-cell>
          <table:table-cell office:value-type="float" office:value="7.01884180013158" calcext:value-type="float">
            <text:p>7.01884180013158</text:p>
          </table:table-cell>
          <table:table-cell office:value-type="float" office:value="0.127319047703289" calcext:value-type="float">
            <text:p>0.127319047703289</text:p>
          </table:table-cell>
          <table:table-cell office:value-type="float" office:value="6.737966214" calcext:value-type="float">
            <text:p>6.737966214</text:p>
          </table:table-cell>
          <table:table-cell office:value-type="float" office:value="6.91353468425" calcext:value-type="float">
            <text:p>6.91353468425</text:p>
          </table:table-cell>
          <table:table-cell office:value-type="float" office:value="7.0546057885" calcext:value-type="float">
            <text:p>7.0546057885</text:p>
          </table:table-cell>
          <table:table-cell office:value-type="float" office:value="7.13479082375" calcext:value-type="float">
            <text:p>7.13479082375</text:p>
          </table:table-cell>
          <table:table-cell office:value-type="float" office:value="7.173093709" calcext:value-type="float">
            <text:p>7.173093709</text:p>
          </table:table-cell>
          <table:table-cell office:value-type="float" office:value="17.4253905866873" calcext:value-type="float">
            <text:p>17.4253905866873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5" calcext:value-type="float">
            <text:p>205</text:p>
          </table:table-cell>
          <table:table-cell office:value-type="float" office:value="8.17358593497561" calcext:value-type="float">
            <text:p>8.17358593497561</text:p>
          </table:table-cell>
          <table:table-cell office:value-type="float" office:value="0.119706518325345" calcext:value-type="float">
            <text:p>0.119706518325345</text:p>
          </table:table-cell>
          <table:table-cell office:value-type="float" office:value="7.574249917" calcext:value-type="float">
            <text:p>7.574249917</text:p>
          </table:table-cell>
          <table:table-cell office:value-type="float" office:value="8.110362296" calcext:value-type="float">
            <text:p>8.110362296</text:p>
          </table:table-cell>
          <table:table-cell office:value-type="float" office:value="8.209549159" calcext:value-type="float">
            <text:p>8.209549159</text:p>
          </table:table-cell>
          <table:table-cell office:value-type="float" office:value="8.266546244" calcext:value-type="float">
            <text:p>8.266546244</text:p>
          </table:table-cell>
          <table:table-cell office:value-type="float" office:value="8.309780587" calcext:value-type="float">
            <text:p>8.309780587</text:p>
          </table:table-cell>
          <table:table-cell office:value-type="float" office:value="9.18237850027101" calcext:value-type="float">
            <text:p>9.18237850027101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8" calcext:value-type="float">
            <text:p>208</text:p>
          </table:table-cell>
          <table:table-cell office:value-type="float" office:value="8.84573364090385" calcext:value-type="float">
            <text:p>8.84573364090385</text:p>
          </table:table-cell>
          <table:table-cell office:value-type="float" office:value="0.392220481865312" calcext:value-type="float">
            <text:p>0.392220481865312</text:p>
          </table:table-cell>
          <table:table-cell office:value-type="float" office:value="7.66647696" calcext:value-type="float">
            <text:p>7.66647696</text:p>
          </table:table-cell>
          <table:table-cell office:value-type="float" office:value="8.578863378" calcext:value-type="float">
            <text:p>8.578863378</text:p>
          </table:table-cell>
          <table:table-cell office:value-type="float" office:value="8.926071284" calcext:value-type="float">
            <text:p>8.926071284</text:p>
          </table:table-cell>
          <table:table-cell office:value-type="float" office:value="9.1585096865" calcext:value-type="float">
            <text:p>9.1585096865</text:p>
          </table:table-cell>
          <table:table-cell office:value-type="float" office:value="9.46261232" calcext:value-type="float">
            <text:p>9.46261232</text:p>
          </table:table-cell>
          <table:table-cell office:value-type="float" office:value="1.71407065662393" calcext:value-type="float">
            <text:p>1.71407065662393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6" calcext:value-type="float">
            <text:p>206</text:p>
          </table:table-cell>
          <table:table-cell office:value-type="float" office:value="8.59844392436408" calcext:value-type="float">
            <text:p>8.59844392436408</text:p>
          </table:table-cell>
          <table:table-cell office:value-type="float" office:value="0.208002705950612" calcext:value-type="float">
            <text:p>0.208002705950612</text:p>
          </table:table-cell>
          <table:table-cell office:value-type="float" office:value="7.798051539" calcext:value-type="float">
            <text:p>7.798051539</text:p>
          </table:table-cell>
          <table:table-cell office:value-type="float" office:value="8.41638786825" calcext:value-type="float">
            <text:p>8.41638786825</text:p>
          </table:table-cell>
          <table:table-cell office:value-type="float" office:value="8.64553819" calcext:value-type="float">
            <text:p>8.64553819</text:p>
          </table:table-cell>
          <table:table-cell office:value-type="float" office:value="8.76481448825" calcext:value-type="float">
            <text:p>8.76481448825</text:p>
          </table:table-cell>
          <table:table-cell office:value-type="float" office:value="8.943891134" calcext:value-type="float">
            <text:p>8.943891134</text:p>
          </table:table-cell>
          <table:table-cell office:value-type="float" office:value="4.46173417373248" calcext:value-type="float">
            <text:p>4.46173417373248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9.34612403738696" calcext:value-type="float">
            <text:p>9.34612403738696</text:p>
          </table:table-cell>
          <table:table-cell office:value-type="float" office:value="0.206779750262976" calcext:value-type="float">
            <text:p>0.206779750262976</text:p>
          </table:table-cell>
          <table:table-cell office:value-type="float" office:value="8.502127737" calcext:value-type="float">
            <text:p>8.502127737</text:p>
          </table:table-cell>
          <table:table-cell office:value-type="float" office:value="9.253054202" calcext:value-type="float">
            <text:p>9.253054202</text:p>
          </table:table-cell>
          <table:table-cell office:value-type="float" office:value="9.3903122895" calcext:value-type="float">
            <text:p>9.3903122895</text:p>
          </table:table-cell>
          <table:table-cell office:value-type="float" office:value="9.51036229" calcext:value-type="float">
            <text:p>9.51036229</text:p>
          </table:table-cell>
          <table:table-cell office:value-type="float" office:value="9.576738986" calcext:value-type="float">
            <text:p>9.576738986</text:p>
          </table:table-cell>
          <table:table-cell office:value-type="float" office:value="3.84582263763286" calcext:value-type="float">
            <text:p>3.84582263763286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10" calcext:value-type="float">
            <text:p>210</text:p>
          </table:table-cell>
          <table:table-cell office:value-type="float" office:value="9.14230501388572" calcext:value-type="float">
            <text:p>9.14230501388572</text:p>
          </table:table-cell>
          <table:table-cell office:value-type="float" office:value="0.138165641472367" calcext:value-type="float">
            <text:p>0.138165641472367</text:p>
          </table:table-cell>
          <table:table-cell office:value-type="float" office:value="8.526081137" calcext:value-type="float">
            <text:p>8.526081137</text:p>
          </table:table-cell>
          <table:table-cell office:value-type="float" office:value="9.0952362915" calcext:value-type="float">
            <text:p>9.0952362915</text:p>
          </table:table-cell>
          <table:table-cell office:value-type="float" office:value="9.1860119165" calcext:value-type="float">
            <text:p>9.1860119165</text:p>
          </table:table-cell>
          <table:table-cell office:value-type="float" office:value="9.246886222" calcext:value-type="float">
            <text:p>9.246886222</text:p>
          </table:table-cell>
          <table:table-cell office:value-type="float" office:value="9.274537928" calcext:value-type="float">
            <text:p>9.274537928</text:p>
          </table:table-cell>
          <table:table-cell office:value-type="float" office:value="1.5811668209524" calcext:value-type="float">
            <text:p>1.5811668209524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17:17:22.840567256</meta:creation-date>
    <meta:generator>LibreOffice/7.3.7.2$Linux_X86_64 LibreOffice_project/30$Build-2</meta:generator>
    <dc:date>2023-07-19T08:23:41.145353364</dc:date>
    <meta:editing-duration>PT1H8M7S</meta:editing-duration>
    <meta:editing-cycles>6</meta:editing-cycles>
    <meta:document-statistic meta:table-count="1" meta:cell-count="1344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01cm" svg:height="19.444cm" xlink:href=".." xlink:type="simple" chart:class="chart:scatter" chart:style-name="ch1">
        <chart:title svg:x="6.295cm" svg:y="0.082cm" chart:style-name="ch2">
          <text:p>from Homography</text:p>
        </chart:title>
        <chart:legend chart:legend-position="end" svg:x="14.882cm" svg:y="9.115cm" style:legend-expansion="custom" svg:width="1.418cm" svg:height="1.213cm" style:legend-expansion-aspect-ratio="1.16900247320693" chart:style-name="ch3"/>
        <chart:plot-area chart:style-name="ch4" table:cell-range-address="Sheet1.B2:Sheet1.B32 Sheet1.B70:Sheet1.B100 Sheet1.D70:Sheet1.D100" chart:data-source-has-labels="row" svg:x="0.33cm" svg:y="0.703cm" svg:width="14.79cm" svg:height="18.279cm">
          <chart:coordinate-region svg:x="0.621cm" svg:y="0.902cm" svg:width="14.259cm" svg:height="17.433cm"/>
          <chart:axis chart:dimension="x" chart:name="primary-x" chart:style-name="ch5">
            <chart:title svg:x="7.535cm" svg:y="18.884cm" chart:style-name="ch6">
              <text:p>m</text:p>
            </chart:title>
          </chart:axis>
          <chart:axis chart:dimension="y" chart:name="primary-y" chart:style-name="ch7">
            <chart:title svg:x="0cm" svg:y="10.032cm" chart:style-name="ch8">
              <text:p>m</text:p>
            </chart:title>
            <chart:grid chart:style-name="ch9" chart:class="major"/>
          </chart:axis>
          <chart:series chart:style-name="ch10" chart:values-cell-range-address="Sheet1.B70:Sheet1.B100" loext:label-string="real" chart:class="chart:scatter">
            <chart:domain table:cell-range-address="Sheet1.B2:Sheet1.B32"/>
            <chart:data-point chart:repeated="31"/>
          </chart:series>
          <chart:series chart:style-name="ch11" chart:values-cell-range-address="Sheet1.D70:Sheet1.D100" loext:label-string="meas" chart:class="chart:scatter">
            <chart:domain table:cell-range-address="Sheet1.D2:Sheet1.D32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</table:table-cell>
              <table:table-cell office:value-type="string">
                <text:p>Column D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32</svg:desc>
                </draw:g>
              </table:table-cell>
              <table:table-cell office:value-type="float" office:value="3">
                <text:p>3</text:p>
                <draw:g>
                  <svg:desc>Sheet1.B70:Sheet1.B100</svg:desc>
                </draw:g>
              </table:table-cell>
              <table:table-cell office:value-type="float" office:value="0.102989833384615">
                <text:p>0.102989833384615</text:p>
                <draw:g>
                  <svg:desc>Sheet1.D2:Sheet1.D32</svg:desc>
                </draw:g>
              </table:table-cell>
              <table:table-cell office:value-type="float" office:value="3.11512935330769">
                <text:p>3.11512935330769</text:p>
                <draw:g>
                  <svg:desc>Sheet1.D70:Sheet1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.5467476596">
                <text:p>0.5467476596</text:p>
              </table:table-cell>
              <table:table-cell office:value-type="float" office:value="4.1377570154">
                <text:p>4.1377570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145959234019417">
                <text:p>0.145959234019417</text:p>
              </table:table-cell>
              <table:table-cell office:value-type="float" office:value="6.53056504706796">
                <text:p>6.53056504706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113782343995074">
                <text:p>0.113782343995074</text:p>
              </table:table-cell>
              <table:table-cell office:value-type="float" office:value="3.63020376118227">
                <text:p>3.63020376118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0.93377980061828">
                <text:p>-0.93377980061828</text:p>
              </table:table-cell>
              <table:table-cell office:value-type="float" office:value="4.12381204480645">
                <text:p>4.123812044806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.14154776952525">
                <text:p>1.14154776952525</text:p>
              </table:table-cell>
              <table:table-cell office:value-type="float" office:value="4.06237540945455">
                <text:p>4.0623754094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120964649613402">
                <text:p>0.120964649613402</text:p>
              </table:table-cell>
              <table:table-cell office:value-type="float" office:value="4.14286948891753">
                <text:p>4.142869488917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28244107666667">
                <text:p>0.128244107666667</text:p>
              </table:table-cell>
              <table:table-cell office:value-type="float" office:value="4.645009996">
                <text:p>4.64500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1.31982912300926">
                <text:p>-1.31982912300926</text:p>
              </table:table-cell>
              <table:table-cell office:value-type="float" office:value="5.58950021044907">
                <text:p>5.589500210449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146773475892019">
                <text:p>0.146773475892019</text:p>
              </table:table-cell>
              <table:table-cell office:value-type="float" office:value="5.68446017950235">
                <text:p>5.684460179502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.17619252404145">
                <text:p>1.17619252404145</text:p>
              </table:table-cell>
              <table:table-cell office:value-type="float" office:value="5.13638249666839">
                <text:p>5.136382496668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33304592784211">
                <text:p>0.133304592784211</text:p>
              </table:table-cell>
              <table:table-cell office:value-type="float" office:value="5.13640653913684">
                <text:p>5.13640653913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-0.931774997672043">
                <text:p>-0.931774997672043</text:p>
              </table:table-cell>
              <table:table-cell office:value-type="float" office:value="5.21105906322043">
                <text:p>5.211059063220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-0.914858528334646">
                <text:p>-0.914858528334646</text:p>
              </table:table-cell>
              <table:table-cell office:value-type="float" office:value="6.2736023761063">
                <text:p>6.27360237610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-1.1793521305">
                <text:p>-1.1793521305</text:p>
              </table:table-cell>
              <table:table-cell office:value-type="float" office:value="5.74249231883333">
                <text:p>5.7424923188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-0.996432213455">
                <text:p>-0.996432213455</text:p>
              </table:table-cell>
              <table:table-cell office:value-type="float" office:value="7.1294192775">
                <text:p>7.12941927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142524092847926">
                <text:p>0.142524092847926</text:p>
              </table:table-cell>
              <table:table-cell office:value-type="float" office:value="6.43990389598618">
                <text:p>6.439903895986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0.149039531878505">
                <text:p>0.149039531878505</text:p>
              </table:table-cell>
              <table:table-cell office:value-type="float" office:value="6.14348711072897">
                <text:p>6.143487110728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1.18872054087097">
                <text:p>1.18872054087097</text:p>
              </table:table-cell>
              <table:table-cell office:value-type="float" office:value="6.15827039623118">
                <text:p>6.158270396231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-1.77014020042021">
                <text:p>-1.77014020042021</text:p>
              </table:table-cell>
              <table:table-cell office:value-type="float" office:value="6.64770361817553">
                <text:p>6.647703618175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0.887599582648241">
                <text:p>-0.887599582648241</text:p>
              </table:table-cell>
              <table:table-cell office:value-type="float" office:value="7.05348200142211">
                <text:p>7.05348200142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56523388759162">
                <text:p>0.156523388759162</text:p>
              </table:table-cell>
              <table:table-cell office:value-type="float" office:value="6.66897013220942">
                <text:p>6.668970132209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171725914502924">
                <text:p>0.171725914502924</text:p>
              </table:table-cell>
              <table:table-cell office:value-type="float" office:value="8.00198638884796">
                <text:p>8.00198638884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  <table:table-cell office:value-type="float" office:value="2.06154012916146">
                <text:p>2.06154012916146</text:p>
              </table:table-cell>
              <table:table-cell office:value-type="float" office:value="7.50226979931771">
                <text:p>7.502269799317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1.1482867307398">
                <text:p>1.1482867307398</text:p>
              </table:table-cell>
              <table:table-cell office:value-type="float" office:value="6.99198485391327">
                <text:p>6.991984853913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2.17428029476316">
                <text:p>2.17428029476316</text:p>
              </table:table-cell>
              <table:table-cell office:value-type="float" office:value="7.01884180013158">
                <text:p>7.01884180013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.20657672493659">
                <text:p>1.20657672493659</text:p>
              </table:table-cell>
              <table:table-cell office:value-type="float" office:value="8.17358593497561">
                <text:p>8.173585934975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86069592649038">
                <text:p>0.186069592649038</text:p>
              </table:table-cell>
              <table:table-cell office:value-type="float" office:value="8.84573364090385">
                <text:p>8.845733640903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81838966330097">
                <text:p>0.181838966330097</text:p>
              </table:table-cell>
              <table:table-cell office:value-type="float" office:value="8.59844392436408">
                <text:p>8.598443924364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  <table:table-cell office:value-type="float" office:value="-1.11406671154348">
                <text:p>-1.11406671154348</text:p>
              </table:table-cell>
              <table:table-cell office:value-type="float" office:value="9.34612403738696">
                <text:p>9.346124037386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  <table:table-cell office:value-type="float" office:value="2.23052900785714">
                <text:p>2.23052900785714</text:p>
              </table:table-cell>
              <table:table-cell office:value-type="float" office:value="9.14230501388572">
                <text:p>9.14230501388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627cm" svg:y="0.316cm" chart:style-name="ch2">
          <text:p>x std from homography</text:p>
        </chart:title>
        <chart:plot-area chart:style-name="ch3" table:cell-range-address="Sheet1.M1:Sheet1.N31" svg:x="1.33cm" svg:y="1.275cm" svg:width="14.349cm" svg:height="6.57cm">
          <chart:coordinate-region svg:x="2.242cm" svg:y="1.474cm" svg:width="13.25cm" svg:height="5.724cm"/>
          <chart:axis chart:dimension="x" chart:name="primary-x" chart:style-name="ch4">
            <chart:title svg:x="7.587cm" svg:y="8.025cm" chart:style-name="ch5">
              <text:p>distance [m]</text:p>
            </chart:title>
          </chart:axis>
          <chart:axis chart:dimension="y" chart:name="primary-y" chart:style-name="ch6">
            <chart:title svg:x="0.451cm" svg:y="4.829cm" chart:style-name="ch7">
              <text:p>std</text:p>
            </chart:title>
            <chart:grid chart:style-name="ch8" chart:class="major"/>
          </chart:axis>
          <chart:series chart:style-name="ch9" chart:values-cell-range-address="Sheet1.N1:Sheet1.N31" chart:class="chart:scatter">
            <chart:domain table:cell-range-address="Sheet1.M1:Sheet1.M31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M1:Sheet1.M31</svg:desc>
                </draw:g>
              </table:table-cell>
              <table:table-cell office:value-type="float" office:value="0.0000662303327200382">
                <text:p>0.0000662303327200382</text:p>
                <draw:g>
                  <svg:desc>Sheet1.N1:Sheet1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105075651068717">
                <text:p>0.105075651068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236078980696389">
                <text:p>0.0236078980696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286651491436997">
                <text:p>0.000286651491436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811613559437742">
                <text:p>0.00811613559437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146812499962865">
                <text:p>0.00146812499962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0852974252678464">
                <text:p>0.000852974252678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00442645706496401">
                <text:p>0.0004426457064964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682868762747602">
                <text:p>0.0682868762747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0333146868907357">
                <text:p>0.003331468689073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0630676454410649">
                <text:p>0.006306764544106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00849766412717079">
                <text:p>0.0008497664127170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316779709781243">
                <text:p>0.003167797097812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196700304555623">
                <text:p>0.01967003045556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799327838869026">
                <text:p>0.0799327838869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10454193297577">
                <text:p>0.10454193297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0645163168558534">
                <text:p>0.006451631685585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0136100617039038">
                <text:p>0.001361006170390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0639295044873159">
                <text:p>0.00639295044873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0494232274817616">
                <text:p>0.04942322748176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0421445150500625">
                <text:p>0.0421445150500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00329048576154788">
                <text:p>0.00329048576154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00958220558349402">
                <text:p>0.00958220558349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111660659029067">
                <text:p>0.1116606590290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19888152902376">
                <text:p>0.019888152902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0393321952215827">
                <text:p>0.03933219522158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017591228724176">
                <text:p>0.0175912287241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0.00815108443120183">
                <text:p>0.008151084431201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0.00447316586315368">
                <text:p>0.00447316586315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0247365233892182">
                <text:p>0.0247365233892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0.0336298983415951">
                <text:p>0.03362989834159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627cm" svg:y="0.316cm" chart:style-name="ch2">
          <text:p>z std from homography</text:p>
        </chart:title>
        <chart:plot-area chart:style-name="ch3" table:cell-range-address="Sheet1.M1:Sheet1.M31 Sheet1.P1:Sheet1.P31" svg:x="1.33cm" svg:y="1.275cm" svg:width="14.349cm" svg:height="6.569cm">
          <chart:coordinate-region svg:x="2.057cm" svg:y="1.475cm" svg:width="13.435cm" svg:height="5.722cm"/>
          <chart:axis chart:dimension="x" chart:name="primary-x" chart:style-name="ch4">
            <chart:title svg:x="8.235cm" svg:y="8.024cm" chart:style-name="ch5">
              <text:p>std</text:p>
            </chart:title>
          </chart:axis>
          <chart:axis chart:dimension="y" chart:name="primary-y" chart:style-name="ch6">
            <chart:title svg:x="0.451cm" svg:y="5.436cm" chart:style-name="ch7">
              <text:p>distance[m]</text:p>
            </chart:title>
            <chart:grid chart:style-name="ch8" chart:class="major"/>
          </chart:axis>
          <chart:series chart:style-name="ch9" chart:values-cell-range-address="Sheet1.P1:Sheet1.P31" chart:class="chart:scatter">
            <chart:domain table:cell-range-address="Sheet1.M1:Sheet1.M31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M1:Sheet1.M31</svg:desc>
                </draw:g>
              </table:table-cell>
              <table:table-cell office:value-type="float" office:value="0.00257170424125899">
                <text:p>0.00257170424125899</text:p>
                <draw:g>
                  <svg:desc>Sheet1.P1:Sheet1.P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793983145279535">
                <text:p>0.793983145279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04096474679332">
                <text:p>1.04096474679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04090445826126">
                <text:p>0.0104090445826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362385486905363">
                <text:p>0.03623854869053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510984590169294">
                <text:p>0.00510984590169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326236447691974">
                <text:p>0.03262364476919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175672569457651">
                <text:p>0.01756725694576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288920265594473">
                <text:p>0.288920265594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12233595911734">
                <text:p>0.122335959117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276700002528038">
                <text:p>0.0276700002528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288543341192804">
                <text:p>0.0288543341192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179791521003908">
                <text:p>0.0179791521003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135823892231354">
                <text:p>0.135823892231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38958792205253">
                <text:p>0.38958792205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746610163378008">
                <text:p>0.746610163378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295189061030387">
                <text:p>0.2951890610303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58488866081303">
                <text:p>0.0584888660813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334024384647987">
                <text:p>0.03340243846479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18534252481943">
                <text:p>0.185342524819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333504984103504">
                <text:p>0.3335049841035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135013673345602">
                <text:p>0.1350136733456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437493050963453">
                <text:p>0.4374930509634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405673491153734">
                <text:p>0.4056734911537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121469016223408">
                <text:p>0.1214690162234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127319047703289">
                <text:p>0.1273190477032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119706518325345">
                <text:p>0.1197065183253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0.392220481865312">
                <text:p>0.392220481865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0.208002705950612">
                <text:p>0.208002705950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206779750262976">
                <text:p>0.2067797502629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0.138165641472367">
                <text:p>0.1381656414723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E70:Sheet1.E100" chart:error-lower-range="Sheet1.E70:Sheet1.E100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E70:Sheet1.E100" chart:error-lower-range="Sheet1.E70:Sheet1.E100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70:Sheet1.E100" chart:error-lower-range="Sheet1.E70:Sheet1.E100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241cm" svg:y="0.316cm" chart:style-name="ch2">
          <text:p>Z error</text:p>
        </chart:title>
        <chart:plot-area chart:style-name="ch3" table:cell-range-address="Sheet1.B70:Sheet1.B100 Sheet1.K70:Sheet1.K100" svg:x="1.33cm" svg:y="1.275cm" svg:width="14.349cm" svg:height="6.569cm">
          <chart:coordinate-region svg:x="1.951cm" svg:y="1.475cm" svg:width="13.541cm" svg:height="5.722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6.111cm" chart:style-name="ch7">
              <text:p>percent relative error</text:p>
            </chart:title>
            <chart:grid chart:style-name="ch8" chart:class="major"/>
          </chart:axis>
          <chart:series chart:style-name="ch9" chart:values-cell-range-address="Sheet1.K70:Sheet1.K100" chart:class="chart:scatter">
            <chart:domain table:cell-range-address="Sheet1.B70:Sheet1.B100"/>
            <chart:error-indicator chart:style-name="ch10" chart:dimension="y"/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70:Sheet1.B100</svg:desc>
                </draw:g>
              </table:table-cell>
              <table:table-cell office:value-type="float" office:value="3.83764511025642">
                <text:p>3.83764511025642</text:p>
                <draw:g>
                  <svg:desc>Sheet1.K70:Sheet1.K100</svg:desc>
                </draw:g>
              </table:table-cell>
              <table:table-cell office:value-type="float" office:value="0.00257170424125899">
                <text:p>0.00257170424125899</text:p>
                <draw:g>
                  <svg:desc>Sheet1.E70:Sheet1.E100</svg:desc>
                </draw:g>
              </table:table-cell>
              <table:table-cell office:value-type="float" office:value="0.00257170424125899">
                <text:p>0.00257170424125899</text:p>
                <draw:g>
                  <svg:desc>Sheet1.E70:Sheet1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8.2216290114286">
                <text:p>18.2216290114286</text:p>
              </table:table-cell>
              <table:table-cell office:value-type="float" office:value="0.793983145279535">
                <text:p>0.793983145279535</text:p>
              </table:table-cell>
              <table:table-cell office:value-type="float" office:value="0.793983145279535">
                <text:p>0.793983145279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3.2641261766991">
                <text:p>63.2641261766991</text:p>
              </table:table-cell>
              <table:table-cell office:value-type="float" office:value="1.04096474679332">
                <text:p>1.04096474679332</text:p>
              </table:table-cell>
              <table:table-cell office:value-type="float" office:value="1.04096474679332">
                <text:p>1.04096474679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.24490597044335">
                <text:p>9.24490597044335</text:p>
              </table:table-cell>
              <table:table-cell office:value-type="float" office:value="0.0104090445826126">
                <text:p>0.0104090445826126</text:p>
              </table:table-cell>
              <table:table-cell office:value-type="float" office:value="0.0104090445826126">
                <text:p>0.0104090445826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0953011201613">
                <text:p>3.0953011201613</text:p>
              </table:table-cell>
              <table:table-cell office:value-type="float" office:value="0.0362385486905363">
                <text:p>0.0362385486905363</text:p>
              </table:table-cell>
              <table:table-cell office:value-type="float" office:value="0.0362385486905363">
                <text:p>0.03623854869053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9.72499090101011">
                <text:p>9.72499090101011</text:p>
              </table:table-cell>
              <table:table-cell office:value-type="float" office:value="0.00510984590169294">
                <text:p>0.00510984590169294</text:p>
              </table:table-cell>
              <table:table-cell office:value-type="float" office:value="0.00510984590169294">
                <text:p>0.00510984590169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7.1426102216495">
                <text:p>17.1426102216495</text:p>
              </table:table-cell>
              <table:table-cell office:value-type="float" office:value="0.0326236447691974">
                <text:p>0.0326236447691974</text:p>
              </table:table-cell>
              <table:table-cell office:value-type="float" office:value="0.0326236447691974">
                <text:p>0.03262364476919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7.09980008">
                <text:p>7.09980008</text:p>
              </table:table-cell>
              <table:table-cell office:value-type="float" office:value="0.0175672569457651">
                <text:p>0.0175672569457651</text:p>
              </table:table-cell>
              <table:table-cell office:value-type="float" office:value="0.0175672569457651">
                <text:p>0.01756725694576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1.7900042089815">
                <text:p>11.7900042089815</text:p>
              </table:table-cell>
              <table:table-cell office:value-type="float" office:value="0.288920265594473">
                <text:p>0.288920265594473</text:p>
              </table:table-cell>
              <table:table-cell office:value-type="float" office:value="0.288920265594473">
                <text:p>0.288920265594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3.35382144549722">
                <text:p>3.35382144549722</text:p>
              </table:table-cell>
              <table:table-cell office:value-type="float" office:value="0.12233595911734">
                <text:p>0.12233595911734</text:p>
              </table:table-cell>
              <table:table-cell office:value-type="float" office:value="0.12233595911734">
                <text:p>0.122335959117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4.3936250555268">
                <text:p>14.3936250555268</text:p>
              </table:table-cell>
              <table:table-cell office:value-type="float" office:value="0.0276700002528038">
                <text:p>0.0276700002528038</text:p>
              </table:table-cell>
              <table:table-cell office:value-type="float" office:value="0.0276700002528038">
                <text:p>0.0276700002528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4.3932243477193">
                <text:p>14.3932243477193</text:p>
              </table:table-cell>
              <table:table-cell office:value-type="float" office:value="0.0288543341192804">
                <text:p>0.0288543341192804</text:p>
              </table:table-cell>
              <table:table-cell office:value-type="float" office:value="0.0288543341192804">
                <text:p>0.0288543341192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3.1490156129928">
                <text:p>13.1490156129928</text:p>
              </table:table-cell>
              <table:table-cell office:value-type="float" office:value="0.0179791521003908">
                <text:p>0.0179791521003908</text:p>
              </table:table-cell>
              <table:table-cell office:value-type="float" office:value="0.0179791521003908">
                <text:p>0.0179791521003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3.48304036759539">
                <text:p>3.48304036759539</text:p>
              </table:table-cell>
              <table:table-cell office:value-type="float" office:value="0.135823892231354">
                <text:p>0.135823892231354</text:p>
              </table:table-cell>
              <table:table-cell office:value-type="float" office:value="0.135823892231354">
                <text:p>0.135823892231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7.9643954452381">
                <text:p>17.9643954452381</text:p>
              </table:table-cell>
              <table:table-cell office:value-type="float" office:value="0.38958792205253">
                <text:p>0.38958792205253</text:p>
              </table:table-cell>
              <table:table-cell office:value-type="float" office:value="0.38958792205253">
                <text:p>0.38958792205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.84884682142858">
                <text:p>1.84884682142858</text:p>
              </table:table-cell>
              <table:table-cell office:value-type="float" office:value="0.746610163378008">
                <text:p>0.746610163378008</text:p>
              </table:table-cell>
              <table:table-cell office:value-type="float" office:value="0.746610163378008">
                <text:p>0.746610163378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8.00137291448321">
                <text:p>8.00137291448321</text:p>
              </table:table-cell>
              <table:table-cell office:value-type="float" office:value="0.295189061030387">
                <text:p>0.295189061030387</text:p>
              </table:table-cell>
              <table:table-cell office:value-type="float" office:value="0.295189061030387">
                <text:p>0.2951890610303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2.2358984181576">
                <text:p>12.2358984181576</text:p>
              </table:table-cell>
              <table:table-cell office:value-type="float" office:value="0.058488866081303">
                <text:p>0.058488866081303</text:p>
              </table:table-cell>
              <table:table-cell office:value-type="float" office:value="0.058488866081303">
                <text:p>0.0584888660813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2.0247086252688">
                <text:p>12.0247086252688</text:p>
              </table:table-cell>
              <table:table-cell office:value-type="float" office:value="0.0334024384647987">
                <text:p>0.0334024384647987</text:p>
              </table:table-cell>
              <table:table-cell office:value-type="float" office:value="0.0334024384647987">
                <text:p>0.03340243846479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11.3639517576596">
                <text:p>11.3639517576596</text:p>
              </table:table-cell>
              <table:table-cell office:value-type="float" office:value="0.18534252481943">
                <text:p>0.18534252481943</text:p>
              </table:table-cell>
              <table:table-cell office:value-type="float" office:value="0.18534252481943">
                <text:p>0.185342524819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1.8314749822236">
                <text:p>11.8314749822236</text:p>
              </table:table-cell>
              <table:table-cell office:value-type="float" office:value="0.333504984103504">
                <text:p>0.333504984103504</text:p>
              </table:table-cell>
              <table:table-cell office:value-type="float" office:value="0.333504984103504">
                <text:p>0.3335049841035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6.6378733473822">
                <text:p>16.6378733473822</text:p>
              </table:table-cell>
              <table:table-cell office:value-type="float" office:value="0.135013673345602">
                <text:p>0.135013673345602</text:p>
              </table:table-cell>
              <table:table-cell office:value-type="float" office:value="0.135013673345602">
                <text:p>0.1350136733456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0248298605994401">
                <text:p>0.0248298605994401</text:p>
              </table:table-cell>
              <table:table-cell office:value-type="float" office:value="0.437493050963453">
                <text:p>0.437493050963453</text:p>
              </table:table-cell>
              <table:table-cell office:value-type="float" office:value="0.437493050963453">
                <text:p>0.4374930509634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6.22162750852865">
                <text:p>6.22162750852865</text:p>
              </table:table-cell>
              <table:table-cell office:value-type="float" office:value="0.405673491153734">
                <text:p>0.405673491153734</text:p>
              </table:table-cell>
              <table:table-cell office:value-type="float" office:value="0.405673491153734">
                <text:p>0.4056734911537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2.6001893260842">
                <text:p>12.6001893260842</text:p>
              </table:table-cell>
              <table:table-cell office:value-type="float" office:value="0.121469016223408">
                <text:p>0.121469016223408</text:p>
              </table:table-cell>
              <table:table-cell office:value-type="float" office:value="0.121469016223408">
                <text:p>0.1214690162234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17.4253905866873">
                <text:p>17.4253905866873</text:p>
              </table:table-cell>
              <table:table-cell office:value-type="float" office:value="0.127319047703289">
                <text:p>0.127319047703289</text:p>
              </table:table-cell>
              <table:table-cell office:value-type="float" office:value="0.127319047703289">
                <text:p>0.1273190477032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9.18237850027101">
                <text:p>9.18237850027101</text:p>
              </table:table-cell>
              <table:table-cell office:value-type="float" office:value="0.119706518325345">
                <text:p>0.119706518325345</text:p>
              </table:table-cell>
              <table:table-cell office:value-type="float" office:value="0.119706518325345">
                <text:p>0.1197065183253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1.71407065662393">
                <text:p>1.71407065662393</text:p>
              </table:table-cell>
              <table:table-cell office:value-type="float" office:value="0.392220481865312">
                <text:p>0.392220481865312</text:p>
              </table:table-cell>
              <table:table-cell office:value-type="float" office:value="0.392220481865312">
                <text:p>0.392220481865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4.46173417373248">
                <text:p>4.46173417373248</text:p>
              </table:table-cell>
              <table:table-cell office:value-type="float" office:value="0.208002705950612">
                <text:p>0.208002705950612</text:p>
              </table:table-cell>
              <table:table-cell office:value-type="float" office:value="0.208002705950612">
                <text:p>0.208002705950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3.84582263763286">
                <text:p>3.84582263763286</text:p>
              </table:table-cell>
              <table:table-cell office:value-type="float" office:value="0.206779750262976">
                <text:p>0.206779750262976</text:p>
              </table:table-cell>
              <table:table-cell office:value-type="float" office:value="0.206779750262976">
                <text:p>0.2067797502629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1.5811668209524">
                <text:p>1.5811668209524</text:p>
              </table:table-cell>
              <table:table-cell office:value-type="float" office:value="0.138165641472367">
                <text:p>0.138165641472367</text:p>
              </table:table-cell>
              <table:table-cell office:value-type="float" office:value="0.138165641472367">
                <text:p>0.1381656414723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T2:Sheet1.T19" chart:error-lower-range="Sheet1.T2:Sheet1.T19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T2:Sheet1.T19" chart:error-lower-range="Sheet1.T2:Sheet1.T19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T2:Sheet1.T19" chart:error-lower-range="Sheet1.T2:Sheet1.T19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162cm" svg:y="0.316cm" chart:style-name="ch2">
          <text:p>X error </text:p>
        </chart:title>
        <chart:plot-area chart:style-name="ch3" table:cell-range-address="Sheet1.Q2:Sheet1.Q20 Sheet1.AA2:Sheet1.AA19" svg:x="1.33cm" svg:y="1.275cm" svg:width="14.349cm" svg:height="6.57cm">
          <chart:coordinate-region svg:x="2.138cm" svg:y="1.475cm" svg:width="13.354cm" svg:height="5.723cm"/>
          <chart:axis chart:dimension="x" chart:name="primary-x" chart:style-name="ch4">
            <chart:title svg:x="7.587cm" svg:y="8.025cm" chart:style-name="ch5">
              <text:p>distance [m]</text:p>
            </chart:title>
          </chart:axis>
          <chart:axis chart:dimension="y" chart:name="primary-y" chart:style-name="ch6">
            <chart:title svg:x="0.451cm" svg:y="6.112cm" chart:style-name="ch7">
              <text:p>percent relative error</text:p>
            </chart:title>
            <chart:grid chart:style-name="ch8" chart:class="major"/>
          </chart:axis>
          <chart:series chart:style-name="ch9" chart:values-cell-range-address="Sheet1.AA2:Sheet1.AA19" chart:class="chart:scatter">
            <chart:domain table:cell-range-address="Sheet1.Q2:Sheet1.Q20"/>
            <chart:error-indicator chart:style-name="ch10" chart:dimension="y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AA</text:p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Q2:Sheet1.Q20</svg:desc>
                </draw:g>
              </table:table-cell>
              <table:table-cell office:value-type="float" office:value="88.6217656004926">
                <text:p>88.6217656004926</text:p>
                <draw:g>
                  <svg:desc>Sheet1.AA2:Sheet1.AA19</svg:desc>
                </draw:g>
              </table:table-cell>
              <table:table-cell office:value-type="float" office:value="0.113782343995074">
                <text:p>0.113782343995074</text:p>
                <draw:g>
                  <svg:desc>Sheet1.T2:Sheet1.T19</svg:desc>
                </draw:g>
              </table:table-cell>
              <table:table-cell office:value-type="float" office:value="0.113782343995074">
                <text:p>0.113782343995074</text:p>
                <draw:g>
                  <svg:desc>Sheet1.T2:Sheet1.T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62201993817203">
                <text:p>6.62201993817203</text:p>
              </table:table-cell>
              <table:table-cell office:value-type="float" office:value="-0.93377980061828">
                <text:p>-0.93377980061828</text:p>
              </table:table-cell>
              <table:table-cell office:value-type="float" office:value="-0.93377980061828">
                <text:p>-0.93377980061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7.1755892333333">
                <text:p>87.1755892333333</text:p>
              </table:table-cell>
              <table:table-cell office:value-type="float" office:value="0.128244107666667">
                <text:p>0.128244107666667</text:p>
              </table:table-cell>
              <table:table-cell office:value-type="float" office:value="0.128244107666667">
                <text:p>0.128244107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1.9829123009259">
                <text:p>31.9829123009259</text:p>
              </table:table-cell>
              <table:table-cell office:value-type="float" office:value="-1.31982912300926">
                <text:p>-1.31982912300926</text:p>
              </table:table-cell>
              <table:table-cell office:value-type="float" office:value="-1.31982912300926">
                <text:p>-1.31982912300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6.669540721579">
                <text:p>86.669540721579</text:p>
              </table:table-cell>
              <table:table-cell office:value-type="float" office:value="0.133304592784211">
                <text:p>0.133304592784211</text:p>
              </table:table-cell>
              <table:table-cell office:value-type="float" office:value="0.133304592784211">
                <text:p>0.133304592784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.8225002327957">
                <text:p>6.8225002327957</text:p>
              </table:table-cell>
              <table:table-cell office:value-type="float" office:value="-0.931774997672043">
                <text:p>-0.931774997672043</text:p>
              </table:table-cell>
              <table:table-cell office:value-type="float" office:value="-0.931774997672043">
                <text:p>-0.9317749976720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9.6432213455">
                <text:p>199.6432213455</text:p>
              </table:table-cell>
              <table:table-cell office:value-type="float" office:value="-0.996432213455">
                <text:p>-0.996432213455</text:p>
              </table:table-cell>
              <table:table-cell office:value-type="float" office:value="-0.996432213455">
                <text:p>-0.996432213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2.8737953576037">
                <text:p>92.8737953576037</text:p>
              </table:table-cell>
              <table:table-cell office:value-type="float" office:value="0.142524092847926">
                <text:p>0.142524092847926</text:p>
              </table:table-cell>
              <table:table-cell office:value-type="float" office:value="0.142524092847926">
                <text:p>0.142524092847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14.90395318785">
                <text:p>114.90395318785</text:p>
              </table:table-cell>
              <table:table-cell office:value-type="float" office:value="0.149039531878505">
                <text:p>0.149039531878505</text:p>
              </table:table-cell>
              <table:table-cell office:value-type="float" office:value="0.149039531878505">
                <text:p>0.149039531878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59.436027043548">
                <text:p>159.436027043548</text:p>
              </table:table-cell>
              <table:table-cell office:value-type="float" office:value="1.18872054087097">
                <text:p>1.18872054087097</text:p>
              </table:table-cell>
              <table:table-cell office:value-type="float" office:value="1.18872054087097">
                <text:p>1.188720540870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4.3476611240838">
                <text:p>84.3476611240838</text:p>
              </table:table-cell>
              <table:table-cell office:value-type="float" office:value="0.156523388759162">
                <text:p>0.156523388759162</text:p>
              </table:table-cell>
              <table:table-cell office:value-type="float" office:value="0.156523388759162">
                <text:p>0.1565233887591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91.4137042748538">
                <text:p>91.4137042748538</text:p>
              </table:table-cell>
              <table:table-cell office:value-type="float" office:value="0.171725914502924">
                <text:p>0.171725914502924</text:p>
              </table:table-cell>
              <table:table-cell office:value-type="float" office:value="0.171725914502924">
                <text:p>0.1717259145029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06.154012916146">
                <text:p>306.154012916146</text:p>
              </table:table-cell>
              <table:table-cell office:value-type="float" office:value="2.06154012916146">
                <text:p>2.06154012916146</text:p>
              </table:table-cell>
              <table:table-cell office:value-type="float" office:value="2.06154012916146">
                <text:p>2.06154012916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57.41433653699">
                <text:p>157.41433653699</text:p>
              </table:table-cell>
              <table:table-cell office:value-type="float" office:value="1.1482867307398">
                <text:p>1.1482867307398</text:p>
              </table:table-cell>
              <table:table-cell office:value-type="float" office:value="1.1482867307398">
                <text:p>1.1482867307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81.3930407350962">
                <text:p>81.3930407350962</text:p>
              </table:table-cell>
              <table:table-cell office:value-type="float" office:value="0.186069592649038">
                <text:p>0.186069592649038</text:p>
              </table:table-cell>
              <table:table-cell office:value-type="float" office:value="0.186069592649038">
                <text:p>0.1860695926490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90.9080516834952">
                <text:p>90.9080516834952</text:p>
              </table:table-cell>
              <table:table-cell office:value-type="float" office:value="0.181838966330097">
                <text:p>0.181838966330097</text:p>
              </table:table-cell>
              <table:table-cell office:value-type="float" office:value="0.181838966330097">
                <text:p>0.181838966330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1.4066711543479">
                <text:p>11.4066711543479</text:p>
              </table:table-cell>
              <table:table-cell office:value-type="float" office:value="-1.11406671154348">
                <text:p>-1.11406671154348</text:p>
              </table:table-cell>
              <table:table-cell office:value-type="float" office:value="-1.11406671154348">
                <text:p>-1.114066711543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211.526450392857">
                <text:p>211.526450392857</text:p>
              </table:table-cell>
              <table:table-cell office:value-type="float" office:value="2.23052900785714">
                <text:p>2.23052900785714</text:p>
              </table:table-cell>
              <table:table-cell office:value-type="float" office:value="2.23052900785714">
                <text:p>2.23052900785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